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306270" table:style-name="ce5">
            <text:p>9.306.270</text:p>
          </table:table-cell>
          <table:table-cell office:value-type="float" office:value="1936600" table:style-name="ce5">
            <text:p>1.936.6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3574120" table:style-name="ce6">
            <text:p>13.574.120</text:p>
          </table:table-cell>
          <table:table-cell office:value-type="float" office:value="12289905" table:style-name="ce6">
            <text:p>12.289.905</text:p>
          </table:table-cell>
          <table:table-cell office:value-type="percentage" office:value="0.90539239376106884" table:style-name="ce7">
            <text:p>90,5%</text:p>
          </table:table-cell>
          <table:table-cell office:value-type="float" office:value="6659490" table:style-name="ce5">
            <text:p>6.659.490</text:p>
          </table:table-cell>
          <table:table-cell office:value-type="float" office:value="6290321" table:style-name="ce5">
            <text:p>6.290.321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16902" table:style-name="ce6">
            <text:p>1.916.902</text:p>
          </table:table-cell>
          <table:table-cell office:value-type="percentage" office:value="0.90700349429485982" table:style-name="ce7">
            <text:p>90,7%</text:p>
          </table:table-cell>
          <table:table-cell office:value-type="float" office:value="1045470" table:style-name="ce5">
            <text:p>1.045.470</text:p>
          </table:table-cell>
          <table:table-cell office:value-type="float" office:value="991865" table:style-name="ce5">
            <text:p>991.865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00155" table:style-name="ce5">
            <text:p>1.200.155</text:p>
          </table:table-cell>
          <table:table-cell office:value-type="float" office:value="162000" table:style-name="ce5">
            <text:p>162.0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647755" table:style-name="ce6">
            <text:p>1.647.755</text:p>
          </table:table-cell>
          <table:table-cell office:value-type="float" office:value="1618852" table:style-name="ce6">
            <text:p>1.618.852</text:p>
          </table:table-cell>
          <table:table-cell office:value-type="percentage" office:value="0.98245916413544487" table:style-name="ce7">
            <text:p>98,2%</text:p>
          </table:table-cell>
          <table:table-cell office:value-type="float" office:value="863654" table:style-name="ce5">
            <text:p>863.654</text:p>
          </table:table-cell>
          <table:table-cell office:value-type="float" office:value="826313" table:style-name="ce5">
            <text:p>826.313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62790" table:style-name="ce5">
            <text:p>1.262.79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86690" table:style-name="ce6">
            <text:p>1.886.690</text:p>
          </table:table-cell>
          <table:table-cell office:value-type="float" office:value="1538991" table:style-name="ce6">
            <text:p>1.538.991</text:p>
          </table:table-cell>
          <table:table-cell office:value-type="percentage" office:value="0.81570952302710042" table:style-name="ce7">
            <text:p>81,6%</text:p>
          </table:table-cell>
          <table:table-cell office:value-type="float" office:value="831903" table:style-name="ce5">
            <text:p>831.903</text:p>
          </table:table-cell>
          <table:table-cell office:value-type="float" office:value="794991" table:style-name="ce5">
            <text:p>794.991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24760" table:style-name="ce5">
            <text:p>2.324.760</text:p>
          </table:table-cell>
          <table:table-cell office:value-type="float" office:value="574700" table:style-name="ce5">
            <text:p>57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536810" table:style-name="ce6">
            <text:p>3.536.810</text:p>
          </table:table-cell>
          <table:table-cell office:value-type="float" office:value="3048319" table:style-name="ce6">
            <text:p>3.048.319</text:p>
          </table:table-cell>
          <table:table-cell office:value-type="percentage" office:value="0.86188373138506169" table:style-name="ce7">
            <text:p>86,2%</text:p>
          </table:table-cell>
          <table:table-cell office:value-type="float" office:value="1643155" table:style-name="ce5">
            <text:p>1.643.155</text:p>
          </table:table-cell>
          <table:table-cell office:value-type="float" office:value="1567096" table:style-name="ce5">
            <text:p>1.567.096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51179" table:style-name="ce6">
            <text:p>851.179</text:p>
          </table:table-cell>
          <table:table-cell office:value-type="percentage" office:value="0.91375769579663235" table:style-name="ce7">
            <text:p>91,4%</text:p>
          </table:table-cell>
          <table:table-cell office:value-type="float" office:value="465727" table:style-name="ce5">
            <text:p>465.727</text:p>
          </table:table-cell>
          <table:table-cell office:value-type="float" office:value="423588" table:style-name="ce5">
            <text:p>423.588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17075" table:style-name="ce5">
            <text:p>2.817.07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12850" table:style-name="ce5">
            <text:p>112.850</text:p>
          </table:table-cell>
          <table:table-cell office:value-type="float" office:value="3823525" table:style-name="ce6">
            <text:p>3.823.525</text:p>
          </table:table-cell>
          <table:table-cell office:value-type="float" office:value="3592268" table:style-name="ce6">
            <text:p>3.592.268</text:p>
          </table:table-cell>
          <table:table-cell office:value-type="percentage" office:value="0.9395173302123041" table:style-name="ce7">
            <text:p>94,0%</text:p>
          </table:table-cell>
          <table:table-cell office:value-type="float" office:value="1956788" table:style-name="ce5">
            <text:p>1.956.788</text:p>
          </table:table-cell>
          <table:table-cell office:value-type="float" office:value="1827859" table:style-name="ce5">
            <text:p>1.827.859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80195" table:style-name="ce5">
            <text:p>2.280.1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40070" table:style-name="ce6">
            <text:p>3.240.070</text:p>
          </table:table-cell>
          <table:table-cell office:value-type="float" office:value="2898267" table:style-name="ce6">
            <text:p>2.898.267</text:p>
          </table:table-cell>
          <table:table-cell office:value-type="percentage" office:value="0.8945075260719676" table:style-name="ce7">
            <text:p>89,5%</text:p>
          </table:table-cell>
          <table:table-cell office:value-type="float" office:value="1585556" table:style-name="ce5">
            <text:p>1.585.556</text:p>
          </table:table-cell>
          <table:table-cell office:value-type="float" office:value="1472929" table:style-name="ce5">
            <text:p>1.472.929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623451" table:style-name="ce6">
            <text:p>10.623.451</text:p>
          </table:table-cell>
          <table:table-cell office:value-type="percentage" office:value="0.89548038885952685" table:style-name="ce7">
            <text:p>89,5%</text:p>
          </table:table-cell>
          <table:table-cell office:value-type="float" office:value="5763557" table:style-name="ce5">
            <text:p>5.763.557</text:p>
          </table:table-cell>
          <table:table-cell office:value-type="float" office:value="5485895" table:style-name="ce5">
            <text:p>5.485.895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700" table:style-name="ce5">
            <text:p>1.213.700</text:p>
          </table:table-cell>
          <table:table-cell office:value-type="float" office:value="863900" table:style-name="ce5">
            <text:p>863.900</text:p>
          </table:table-cell>
          <table:table-cell office:value-type="float" office:value="307250" table:style-name="ce5">
            <text:p>307.250</text:p>
          </table:table-cell>
          <table:table-cell office:value-type="float" office:value="8104000" table:style-name="ce6">
            <text:p>8.104.000</text:p>
          </table:table-cell>
          <table:table-cell office:value-type="float" office:value="7342220" table:style-name="ce6">
            <text:p>7.342.220</text:p>
          </table:table-cell>
          <table:table-cell office:value-type="percentage" office:value="0.90599950641658444" table:style-name="ce7">
            <text:p>90,6%</text:p>
          </table:table-cell>
          <table:table-cell office:value-type="float" office:value="4008273" table:style-name="ce5">
            <text:p>4.008.273</text:p>
          </table:table-cell>
          <table:table-cell office:value-type="float" office:value="3779021" table:style-name="ce5">
            <text:p>3.779.021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0445" table:style-name="ce5">
            <text:p>1.210.44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66395" table:style-name="ce6">
            <text:p>1.666.395</text:p>
          </table:table-cell>
          <table:table-cell office:value-type="float" office:value="1628462" table:style-name="ce6">
            <text:p>1.628.462</text:p>
          </table:table-cell>
          <table:table-cell office:value-type="percentage" office:value="0.97723648954779629" table:style-name="ce7">
            <text:p>97,7%</text:p>
          </table:table-cell>
          <table:table-cell office:value-type="float" office:value="884262" table:style-name="ce5">
            <text:p>884.262</text:p>
          </table:table-cell>
          <table:table-cell office:value-type="float" office:value="827762" table:style-name="ce5">
            <text:p>827.762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02379" table:style-name="ce5">
            <text:p>3.102.37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05879" table:style-name="ce6">
            <text:p>4.305.879</text:p>
          </table:table-cell>
          <table:table-cell office:value-type="float" office:value="4195381" table:style-name="ce6">
            <text:p>4.195.381</text:p>
          </table:table-cell>
          <table:table-cell office:value-type="percentage" office:value="0.97433787619206202" table:style-name="ce7">
            <text:p>97,4%</text:p>
          </table:table-cell>
          <table:table-cell office:value-type="float" office:value="2272809" table:style-name="ce5">
            <text:p>2.272.809</text:p>
          </table:table-cell>
          <table:table-cell office:value-type="float" office:value="2125136" table:style-name="ce5">
            <text:p>2.125.136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69785" table:style-name="ce5">
            <text:p>369.78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05885" table:style-name="ce6">
            <text:p>505.885</text:p>
          </table:table-cell>
          <table:table-cell office:value-type="float" office:value="457507" table:style-name="ce6">
            <text:p>457.507</text:p>
          </table:table-cell>
          <table:table-cell office:value-type="percentage" office:value="0.90436957015922592" table:style-name="ce7">
            <text:p>90,4%</text:p>
          </table:table-cell>
          <table:table-cell office:value-type="float" office:value="253174" table:style-name="ce5">
            <text:p>253.174</text:p>
          </table:table-cell>
          <table:table-cell office:value-type="float" office:value="237415" table:style-name="ce5">
            <text:p>237.415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02579" table:style-name="ce5">
            <text:p>7.602.5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81450" table:style-name="ce5">
            <text:p>381.450</text:p>
          </table:table-cell>
          <table:table-cell office:value-type="float" office:value="10850729" table:style-name="ce6">
            <text:p>10.850.729</text:p>
          </table:table-cell>
          <table:table-cell office:value-type="float" office:value="9327141" table:style-name="ce6">
            <text:p>9.327.141</text:p>
          </table:table-cell>
          <table:table-cell office:value-type="percentage" office:value="0.85958657708620312" table:style-name="ce7">
            <text:p>86,0%</text:p>
          </table:table-cell>
          <table:table-cell office:value-type="float" office:value="5181330" table:style-name="ce5">
            <text:p>5.181.330</text:p>
          </table:table-cell>
          <table:table-cell office:value-type="float" office:value="4815697" table:style-name="ce5">
            <text:p>4.815.697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36404" table:style-name="ce6">
            <text:p>2.136.404</text:p>
          </table:table-cell>
          <table:table-cell office:value-type="percentage" office:value="0.88748185181108019" table:style-name="ce7">
            <text:p>88,7%</text:p>
          </table:table-cell>
          <table:table-cell office:value-type="float" office:value="1160019" table:style-name="ce5">
            <text:p>1.160.019</text:p>
          </table:table-cell>
          <table:table-cell office:value-type="float" office:value="1095708" table:style-name="ce5">
            <text:p>1.095.708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32750" table:style-name="ce5">
            <text:p>32.750</text:p>
          </table:table-cell>
          <table:table-cell office:value-type="float" office:value="1055175" table:style-name="ce6">
            <text:p>1.055.175</text:p>
          </table:table-cell>
          <table:table-cell office:value-type="float" office:value="944282" table:style-name="ce6">
            <text:p>944.282</text:p>
          </table:table-cell>
          <table:table-cell office:value-type="percentage" office:value="0.89490558438173762" table:style-name="ce7">
            <text:p>89,5%</text:p>
          </table:table-cell>
          <table:table-cell office:value-type="float" office:value="513732" table:style-name="ce5">
            <text:p>513.732</text:p>
          </table:table-cell>
          <table:table-cell office:value-type="float" office:value="491886" table:style-name="ce5">
            <text:p>491.886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212826" table:style-name="ce6">
            <text:p>3.212.826</text:p>
          </table:table-cell>
          <table:table-cell office:value-type="percentage" office:value="0.90094810785042279" table:style-name="ce7">
            <text:p>90,1%</text:p>
          </table:table-cell>
          <table:table-cell office:value-type="float" office:value="1769549" table:style-name="ce5">
            <text:p>1.769.549</text:p>
          </table:table-cell>
          <table:table-cell office:value-type="float" office:value="1655396" table:style-name="ce5">
            <text:p>1.655.396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6261" table:style-name="ce6">
            <text:p>106.261</text:p>
          </table:table-cell>
          <table:table-cell office:value-type="percentage" office:value="0.75776224773586254" table:style-name="ce7">
            <text:p>75,8%</text:p>
          </table:table-cell>
          <table:table-cell office:value-type="float" office:value="58768" table:style-name="ce5">
            <text:p>58.768</text:p>
          </table:table-cell>
          <table:table-cell office:value-type="float" office:value="54336" table:style-name="ce5">
            <text:p>54.336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6922" table:style-name="ce6">
            <text:p>96.922</text:p>
          </table:table-cell>
          <table:table-cell office:value-type="percentage" office:value="0.68690290574060953" table:style-name="ce7">
            <text:p>68,7%</text:p>
          </table:table-cell>
          <table:table-cell office:value-type="float" office:value="54776" table:style-name="ce5">
            <text:p>54.776</text:p>
          </table:table-cell>
          <table:table-cell office:value-type="float" office:value="51002" table:style-name="ce5">
            <text:p>51.002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777" table:style-name="ce6">
            <text:p>171.777</text:p>
          </table:table-cell>
          <table:table-cell office:value-type="percentage" office:value="0.80936024651570404" table:style-name="ce7">
            <text:p>80,9%</text:p>
          </table:table-cell>
          <table:table-cell office:value-type="float" office:value="91893" table:style-name="ce5">
            <text:p>91.893</text:p>
          </table:table-cell>
          <table:table-cell office:value-type="float" office:value="86125" table:style-name="ce5">
            <text:p>86.125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30" table:style-name="ce5">
            <text:p>4.630</text:p>
          </table:table-cell>
          <table:table-cell office:value-type="float" office:value="0" table:style-name="ce5">
            <text:p>0</text:p>
          </table:table-cell>
          <table:table-cell office:value-type="float" office:value="2785" table:style-name="ce5">
            <text:p>2.785</text:p>
          </table:table-cell>
          <table:table-cell office:value-type="float" office:value="7415" table:style-name="ce6">
            <text:p>7.415</text:p>
          </table:table-cell>
          <table:table-cell office:value-type="float" office:value="5122" table:style-name="ce6">
            <text:p>5.122</text:p>
          </table:table-cell>
          <table:table-cell office:value-type="percentage" office:value="0.69076196898179365" table:style-name="ce7">
            <text:p>69,1%</text:p>
          </table:table-cell>
          <table:table-cell office:value-type="float" office:value="3750" table:style-name="ce5">
            <text:p>3.750</text:p>
          </table:table-cell>
          <table:table-cell office:value-type="float" office:value="3461" table:style-name="ce5">
            <text:p>3.461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2886511" table:style-name="ce11">
            <text:p>52.886.511</text:p>
          </table:table-cell>
          <table:table-cell office:value-type="float" office:value="10669730" table:style-name="ce12">
            <text:p>10.669.730</text:p>
          </table:table-cell>
          <table:table-cell office:value-type="float" office:value="9467700" table:style-name="ce13">
            <text:p>9.467.700</text:p>
          </table:table-cell>
          <table:table-cell office:value-type="float" office:value="2555760" table:style-name="ce14">
            <text:p>2.555.760</text:p>
          </table:table-cell>
          <table:table-cell office:value-type="float" office:value="75579701" table:style-name="ce15">
            <text:p>75.579.701</text:p>
          </table:table-cell>
          <table:table-cell office:value-type="float" office:value="68002439" table:style-name="ce15">
            <text:p>68.002.439</text:p>
          </table:table-cell>
          <table:table-cell office:value-type="percentage" office:value="0.89974474760094647" table:style-name="ce16">
            <text:p>90,0%</text:p>
          </table:table-cell>
          <table:table-cell office:value-type="float" office:value="37067635" table:style-name="ce15">
            <text:p>37.067.635</text:p>
          </table:table-cell>
          <table:table-cell office:value-type="float" office:value="34903802" table:style-name="ce15">
            <text:p>34.903.802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38947" table:style-name="ce23">
            <text:p>4.438.947</text:p>
          </table:table-cell>
          <table:table-cell office:value-type="percentage" office:value="0.95869878896690608" table:style-name="ce24">
            <text:p>95,9%</text:p>
          </table:table-cell>
          <table:table-cell office:value-type="float" office:value="4365239" table:style-name="ce23">
            <text:p>4.365.239</text:p>
          </table:table-cell>
          <table:table-cell office:value-type="percentage" office:value="0.94277974998374792" table:style-name="ce24">
            <text:p>94,3%</text:p>
          </table:table-cell>
          <table:table-cell office:value-type="date" office:date-value="2021-09-08T00:00:00" table:style-name="ce25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43219" table:style-name="ce5">
            <text:p>743.219</text:p>
          </table:table-cell>
          <table:table-cell office:value-type="percentage" office:value="0.9439643456812703" table:style-name="ce26">
            <text:p>94,4%</text:p>
          </table:table-cell>
          <table:table-cell office:value-type="float" office:value="731143" table:style-name="ce5">
            <text:p>731.143</text:p>
          </table:table-cell>
          <table:table-cell office:value-type="percentage" office:value="0.9286265873106595" table:style-name="ce26">
            <text:p>92,9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52567" table:style-name="ce5">
            <text:p>652.567</text:p>
          </table:table-cell>
          <table:table-cell office:value-type="percentage" office:value="0.96481485588402716" table:style-name="ce26">
            <text:p>96,5%</text:p>
          </table:table-cell>
          <table:table-cell office:value-type="float" office:value="645801" table:style-name="ce5">
            <text:p>645.801</text:p>
          </table:table-cell>
          <table:table-cell office:value-type="percentage" office:value="0.95481138142866651" table:style-name="ce26">
            <text:p>95,5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51614" table:style-name="ce5">
            <text:p>551.614</text:p>
          </table:table-cell>
          <table:table-cell office:value-type="percentage" office:value="0.89076604581612184" table:style-name="ce26">
            <text:p>89,1%</text:p>
          </table:table-cell>
          <table:table-cell office:value-type="float" office:value="539120" table:style-name="ce5">
            <text:p>539.120</text:p>
          </table:table-cell>
          <table:table-cell office:value-type="percentage" office:value="0.870590287085512" table:style-name="ce26">
            <text:p>87,1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9568" table:style-name="ce5">
            <text:p>1.099.568</text:p>
          </table:table-cell>
          <table:table-cell office:value-type="percentage" office:value="0.90254659175322893" table:style-name="ce26">
            <text:p>90,3%</text:p>
          </table:table-cell>
          <table:table-cell office:value-type="float" office:value="1077927" table:style-name="ce5">
            <text:p>1.077.927</text:p>
          </table:table-cell>
          <table:table-cell office:value-type="percentage" office:value="0.88478324215399395" table:style-name="ce26">
            <text:p>88,5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4032" table:style-name="ce5">
            <text:p>344.032</text:p>
          </table:table-cell>
          <table:table-cell office:value-type="percentage" office:value="0.95781015963873872" table:style-name="ce26">
            <text:p>95,8%</text:p>
          </table:table-cell>
          <table:table-cell office:value-type="float" office:value="338785" table:style-name="ce5">
            <text:p>338.785</text:p>
          </table:table-cell>
          <table:table-cell office:value-type="percentage" office:value="0.94320212925893543" table:style-name="ce26">
            <text:p>94,3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62741" table:style-name="ce5">
            <text:p>1.462.741</text:p>
          </table:table-cell>
          <table:table-cell office:value-type="percentage" office:value="0.95471574717940211" table:style-name="ce26">
            <text:p>95,5%</text:p>
          </table:table-cell>
          <table:table-cell office:value-type="float" office:value="1437114" table:style-name="ce5">
            <text:p>1.437.114</text:p>
          </table:table-cell>
          <table:table-cell office:value-type="percentage" office:value="0.93798927239475705" table:style-name="ce26">
            <text:p>93,8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4193" table:style-name="ce5">
            <text:p>1.084.193</text:p>
          </table:table-cell>
          <table:table-cell office:value-type="percentage" office:value="0.942103122811347" table:style-name="ce26">
            <text:p>94,2%</text:p>
          </table:table-cell>
          <table:table-cell office:value-type="float" office:value="1050695" table:style-name="ce5">
            <text:p>1.050.695</text:p>
          </table:table-cell>
          <table:table-cell office:value-type="percentage" office:value="0.91299523297260565" table:style-name="ce26">
            <text:p>91,3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89236" table:style-name="ce5">
            <text:p>3.989.236</text:p>
          </table:table-cell>
          <table:table-cell office:value-type="percentage" office:value="0.92159810303869116" table:style-name="ce26">
            <text:p>92,2%</text:p>
          </table:table-cell>
          <table:table-cell office:value-type="float" office:value="3918493" table:style-name="ce5">
            <text:p>3.918.493</text:p>
          </table:table-cell>
          <table:table-cell office:value-type="percentage" office:value="0.90525497001691302" table:style-name="ce26">
            <text:p>90,5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56267" table:style-name="ce5">
            <text:p>2.756.267</text:p>
          </table:table-cell>
          <table:table-cell office:value-type="percentage" office:value="0.95075064426433131" table:style-name="ce26">
            <text:p>95,1%</text:p>
          </table:table-cell>
          <table:table-cell office:value-type="float" office:value="2708188" table:style-name="ce5">
            <text:p>2.708.188</text:p>
          </table:table-cell>
          <table:table-cell office:value-type="percentage" office:value="0.93416620588242394" table:style-name="ce26">
            <text:p>93,4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2498" table:style-name="ce5">
            <text:p>612.498</text:p>
          </table:table-cell>
          <table:table-cell office:value-type="percentage" office:value="0.98490081815375119" table:style-name="ce26">
            <text:p>98,5%</text:p>
          </table:table-cell>
          <table:table-cell office:value-type="float" office:value="603910" table:style-name="ce5">
            <text:p>603.910</text:p>
          </table:table-cell>
          <table:table-cell office:value-type="percentage" office:value="0.97109125758979109" table:style-name="ce26">
            <text:p>97,1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66052" table:style-name="ce5">
            <text:p>1.666.052</text:p>
          </table:table-cell>
          <table:table-cell office:value-type="percentage" office:value="0.96857800791930238" table:style-name="ce26">
            <text:p>96,9%</text:p>
          </table:table-cell>
          <table:table-cell office:value-type="float" office:value="1653080" table:style-name="ce5">
            <text:p>1.653.080</text:p>
          </table:table-cell>
          <table:table-cell office:value-type="percentage" office:value="0.9610365902932444" table:style-name="ce26">
            <text:p>96,1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820" table:style-name="ce5">
            <text:p>181.820</text:p>
          </table:table-cell>
          <table:table-cell office:value-type="percentage" office:value="0.96373919358001914" table:style-name="ce26">
            <text:p>96,4%</text:p>
          </table:table-cell>
          <table:table-cell office:value-type="float" office:value="178250" table:style-name="ce5">
            <text:p>178.250</text:p>
          </table:table-cell>
          <table:table-cell office:value-type="percentage" office:value="0.94481636374237388" table:style-name="ce26">
            <text:p>94,5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511354" table:style-name="ce5">
            <text:p>3.511.354</text:p>
          </table:table-cell>
          <table:table-cell office:value-type="percentage" office:value="0.94080669188806842" table:style-name="ce26">
            <text:p>94,1%</text:p>
          </table:table-cell>
          <table:table-cell office:value-type="float" office:value="3442858" table:style-name="ce5">
            <text:p>3.442.858</text:p>
          </table:table-cell>
          <table:table-cell office:value-type="percentage" office:value="0.92245437105469041" table:style-name="ce26">
            <text:p>92,2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6730" table:style-name="ce5">
            <text:p>756.730</text:p>
          </table:table-cell>
          <table:table-cell office:value-type="percentage" office:value="0.96154725842194078" table:style-name="ce26">
            <text:p>96,2%</text:p>
          </table:table-cell>
          <table:table-cell office:value-type="float" office:value="736423" table:style-name="ce5">
            <text:p>736.423</text:p>
          </table:table-cell>
          <table:table-cell office:value-type="percentage" office:value="0.93574394657124849" table:style-name="ce26">
            <text:p>93,6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5763" table:style-name="ce5">
            <text:p>355.763</text:p>
          </table:table-cell>
          <table:table-cell office:value-type="percentage" office:value="0.94744312885820958" table:style-name="ce26">
            <text:p>94,7%</text:p>
          </table:table-cell>
          <table:table-cell office:value-type="float" office:value="350583" table:style-name="ce5">
            <text:p>350.583</text:p>
          </table:table-cell>
          <table:table-cell office:value-type="percentage" office:value="0.93364811530287772" table:style-name="ce26">
            <text:p>93,4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92725" table:style-name="ce5">
            <text:p>1.292.725</text:p>
          </table:table-cell>
          <table:table-cell office:value-type="percentage" office:value="0.95526728049303167" table:style-name="ce26">
            <text:p>95,5%</text:p>
          </table:table-cell>
          <table:table-cell office:value-type="float" office:value="1273982" table:style-name="ce5">
            <text:p>1.273.982</text:p>
          </table:table-cell>
          <table:table-cell office:value-type="percentage" office:value="0.94141702259728355" table:style-name="ce26">
            <text:p>94,1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5084" table:style-name="ce5">
            <text:p>35.084</text:p>
          </table:table-cell>
          <table:table-cell office:value-type="percentage" office:value="0.90009749089229818" table:style-name="ce26">
            <text:p>90,0%</text:p>
          </table:table-cell>
          <table:table-cell office:value-type="float" office:value="33999" table:style-name="ce5">
            <text:p>33.999</text:p>
          </table:table-cell>
          <table:table-cell office:value-type="percentage" office:value="0.87226127559135924" table:style-name="ce26">
            <text:p>87,2%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699" table:style-name="ce5">
            <text:p>31.699</text:p>
          </table:table-cell>
          <table:table-cell office:value-type="percentage" office:value="0.85155137676292814" table:style-name="ce26">
            <text:p>85,2%</text:p>
          </table:table-cell>
          <table:table-cell office:value-type="float" office:value="30849" table:style-name="ce5">
            <text:p>30.849</text:p>
          </table:table-cell>
          <table:table-cell office:value-type="percentage" office:value="0.82871725990597711" table:style-name="ce26">
            <text:p>82,9%</text:p>
          </table:table-cell>
          <table:table-cell office:value-type="date" office:date-value="2021-09-07T00:00:00" table:style-name="ce8">
            <text:p>0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76" table:style-name="ce5">
            <text:p>34.976</text:p>
          </table:table-cell>
          <table:table-cell office:value-type="string" table:style-name="ce26">
            <text:p>-</text:p>
          </table:table-cell>
          <table:table-cell office:value-type="float" office:value="33298" table:style-name="ce5">
            <text:p>33.298</text:p>
          </table:table-cell>
          <table:table-cell office:value-type="string" table:style-name="ce26">
            <text:p>-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627" table:style-name="ce5">
            <text:p>1.627</text:p>
          </table:table-cell>
          <table:table-cell office:value-type="string" table:style-name="ce26">
            <text:p>-</text:p>
          </table:table-cell>
          <table:table-cell office:value-type="float" office:value="1552" table:style-name="ce5">
            <text:p>1.552</text:p>
          </table:table-cell>
          <table:table-cell office:value-type="string" table:style-name="ce26">
            <text:p>-</text:p>
          </table:table-cell>
          <table:table-cell office:value-type="date" office:date-value="2021-09-08T00:00:00" table:style-name="ce8">
            <text:p>0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602712" table:style-name="ce15">
            <text:p>25.602.712</text:p>
          </table:table-cell>
          <table:table-cell office:value-type="percentage" office:value="0.94628249794186881" table:style-name="ce16">
            <text:p>94,6%</text:p>
          </table:table-cell>
          <table:table-cell office:value-type="float" office:value="25151289" table:style-name="ce15">
            <text:p>25.151.289</text:p>
          </table:table-cell>
          <table:table-cell office:value-type="percentage" office:value="0.9295977934438292" table:style-name="ce16">
            <text:p>93,0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508" table:style-name="ce35">
            <text:p>433.508</text:p>
          </table:table-cell>
          <table:table-cell office:value-type="percentage" office:value="1" table:style-name="ce36">
            <text:p>100,0%</text:p>
          </table:table-cell>
          <table:table-cell office:value-type="float" office:value="652847" table:style-name="ce35">
            <text:p>652.847</text:p>
          </table:table-cell>
          <table:table-cell office:value-type="percentage" office:value="1" table:style-name="ce36">
            <text:p>100,0%</text:p>
          </table:table-cell>
          <table:table-cell office:value-type="float" office:value="923026" table:style-name="ce35">
            <text:p>923.026</text:p>
          </table:table-cell>
          <table:table-cell office:value-type="percentage" office:value="1" table:style-name="ce36">
            <text:p>100,0%</text:p>
          </table:table-cell>
          <table:table-cell office:value-type="float" office:value="1202248" table:style-name="ce35">
            <text:p>1.202.248</text:p>
          </table:table-cell>
          <table:table-cell office:value-type="percentage" office:value="0.95037789886492008" table:style-name="ce36">
            <text:p>95,0%</text:p>
          </table:table-cell>
          <table:table-cell office:value-type="float" office:value="1227318" table:style-name="ce35">
            <text:p>1.227.318</text:p>
          </table:table-cell>
          <table:table-cell office:value-type="percentage" office:value="0.88607724707136015" table:style-name="ce36">
            <text:p>88,6%</text:p>
          </table:table-cell>
          <table:table-cell office:value-type="float" office:value="895296" table:style-name="ce35">
            <text:p>895.296</text:p>
          </table:table-cell>
          <table:table-cell office:value-type="percentage" office:value="0.78519790531100664" table:style-name="ce36">
            <text:p>78,5%</text:p>
          </table:table-cell>
          <table:table-cell office:value-type="float" office:value="717340" table:style-name="ce35">
            <text:p>717.340</text:p>
          </table:table-cell>
          <table:table-cell office:value-type="percentage" office:value="0.77243633920264632" table:style-name="ce36">
            <text:p>77,2%</text:p>
          </table:table-cell>
          <table:table-cell office:value-type="float" office:value="607907" table:style-name="ce35">
            <text:p>607.907</text:p>
          </table:table-cell>
          <table:table-cell office:value-type="percentage" office:value="0.80741313336175646" table:style-name="ce36">
            <text:p>80,7%</text:p>
          </table:table-cell>
          <table:table-cell office:value-type="float" office:value="6659490" table:style-name="ce35">
            <text:p>6.659.49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936543667953798" table:style-name="ce36">
            <text:p>89,4%</text:p>
          </table:table-cell>
          <table:table-cell office:value-type="percentage" office:value="0.786763544445089" table:style-name="ce36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90" table:style-name="ce38">
            <text:p>101.090</text:p>
          </table:table-cell>
          <table:table-cell office:value-type="percentage" office:value="1" table:style-name="ce39">
            <text:p>100,0%</text:p>
          </table:table-cell>
          <table:table-cell office:value-type="float" office:value="119024" table:style-name="ce38">
            <text:p>119.024</text:p>
          </table:table-cell>
          <table:table-cell office:value-type="percentage" office:value="1" table:style-name="ce39">
            <text:p>100,0%</text:p>
          </table:table-cell>
          <table:table-cell office:value-type="float" office:value="153729" table:style-name="ce38">
            <text:p>153.729</text:p>
          </table:table-cell>
          <table:table-cell office:value-type="percentage" office:value="0.98312943268080866" table:style-name="ce39">
            <text:p>98,3%</text:p>
          </table:table-cell>
          <table:table-cell office:value-type="float" office:value="184409" table:style-name="ce38">
            <text:p>184.409</text:p>
          </table:table-cell>
          <table:table-cell office:value-type="percentage" office:value="0.93010904542382455" table:style-name="ce39">
            <text:p>93,0%</text:p>
          </table:table-cell>
          <table:table-cell office:value-type="float" office:value="184967" table:style-name="ce38">
            <text:p>184.967</text:p>
          </table:table-cell>
          <table:table-cell office:value-type="percentage" office:value="0.86053977100905821" table:style-name="ce39">
            <text:p>86,1%</text:p>
          </table:table-cell>
          <table:table-cell office:value-type="float" office:value="121295" table:style-name="ce38">
            <text:p>121.295</text:p>
          </table:table-cell>
          <table:table-cell office:value-type="percentage" office:value="0.73831610727633512" table:style-name="ce39">
            <text:p>73,8%</text:p>
          </table:table-cell>
          <table:table-cell office:value-type="float" office:value="98451" table:style-name="ce38">
            <text:p>98.451</text:p>
          </table:table-cell>
          <table:table-cell office:value-type="percentage" office:value="0.75498654151425215" table:style-name="ce39">
            <text:p>75,5%</text:p>
          </table:table-cell>
          <table:table-cell office:value-type="float" office:value="82505" table:style-name="ce38">
            <text:p>82.505</text:p>
          </table:table-cell>
          <table:table-cell office:value-type="percentage" office:value="0.80017263284485352" table:style-name="ce39">
            <text:p>80,0%</text:p>
          </table:table-cell>
          <table:table-cell office:value-type="float" office:value="1045470" table:style-name="ce38">
            <text:p>1.045.47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8215341050041596" table:style-name="ce39">
            <text:p>88,2%</text:p>
          </table:table-cell>
          <table:table-cell office:value-type="percentage" office:value="0.78642777030986366" table:style-name="ce39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828" table:style-name="ce38">
            <text:p>88.828</text:p>
          </table:table-cell>
          <table:table-cell office:value-type="percentage" office:value="1" table:style-name="ce39">
            <text:p>100,0%</text:p>
          </table:table-cell>
          <table:table-cell office:value-type="float" office:value="114193" table:style-name="ce38">
            <text:p>114.193</text:p>
          </table:table-cell>
          <table:table-cell office:value-type="percentage" office:value="1" table:style-name="ce39">
            <text:p>100,0%</text:p>
          </table:table-cell>
          <table:table-cell office:value-type="float" office:value="147613" table:style-name="ce38">
            <text:p>147.613</text:p>
          </table:table-cell>
          <table:table-cell office:value-type="percentage" office:value="0.98637505679843906" table:style-name="ce39">
            <text:p>98,6%</text:p>
          </table:table-cell>
          <table:table-cell office:value-type="float" office:value="152505" table:style-name="ce38">
            <text:p>152.505</text:p>
          </table:table-cell>
          <table:table-cell office:value-type="percentage" office:value="0.93765563036060129" table:style-name="ce39">
            <text:p>93,8%</text:p>
          </table:table-cell>
          <table:table-cell office:value-type="float" office:value="149428" table:style-name="ce38">
            <text:p>149.428</text:p>
          </table:table-cell>
          <table:table-cell office:value-type="percentage" office:value="0.89481595036917716" table:style-name="ce39">
            <text:p>89,5%</text:p>
          </table:table-cell>
          <table:table-cell office:value-type="float" office:value="89287" table:style-name="ce38">
            <text:p>89.287</text:p>
          </table:table-cell>
          <table:table-cell office:value-type="percentage" office:value="0.78013298267380804" table:style-name="ce39">
            <text:p>78,0%</text:p>
          </table:table-cell>
          <table:table-cell office:value-type="float" office:value="64225" table:style-name="ce38">
            <text:p>64.225</text:p>
          </table:table-cell>
          <table:table-cell office:value-type="percentage" office:value="0.81183400538483907" table:style-name="ce39">
            <text:p>81,2%</text:p>
          </table:table-cell>
          <table:table-cell office:value-type="float" office:value="57575" table:style-name="ce38">
            <text:p>57.575</text:p>
          </table:table-cell>
          <table:table-cell office:value-type="percentage" office:value="0.89960937500000004" table:style-name="ce39">
            <text:p>90,0%</text:p>
          </table:table-cell>
          <table:table-cell office:value-type="float" office:value="863654" table:style-name="ce38">
            <text:p>863.654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2475536096504329" table:style-name="ce39">
            <text:p>92,5%</text:p>
          </table:table-cell>
          <table:table-cell office:value-type="percentage" office:value="0.84773023526086" table:style-name="ce3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365" table:style-name="ce38">
            <text:p>51.365</text:p>
          </table:table-cell>
          <table:table-cell office:value-type="percentage" office:value="1" table:style-name="ce39">
            <text:p>100,0%</text:p>
          </table:table-cell>
          <table:table-cell office:value-type="float" office:value="78981" table:style-name="ce38">
            <text:p>78.981</text:p>
          </table:table-cell>
          <table:table-cell office:value-type="percentage" office:value="0.98093546624273431" table:style-name="ce39">
            <text:p>98,1%</text:p>
          </table:table-cell>
          <table:table-cell office:value-type="float" office:value="109485" table:style-name="ce38">
            <text:p>109.485</text:p>
          </table:table-cell>
          <table:table-cell office:value-type="percentage" office:value="0.93392532691864782" table:style-name="ce39">
            <text:p>93,4%</text:p>
          </table:table-cell>
          <table:table-cell office:value-type="float" office:value="148437" table:style-name="ce38">
            <text:p>148.437</text:p>
          </table:table-cell>
          <table:table-cell office:value-type="percentage" office:value="0.89529364222513075" table:style-name="ce39">
            <text:p>89,5%</text:p>
          </table:table-cell>
          <table:table-cell office:value-type="float" office:value="163346" table:style-name="ce38">
            <text:p>163.346</text:p>
          </table:table-cell>
          <table:table-cell office:value-type="percentage" office:value="0.79228023203926823" table:style-name="ce39">
            <text:p>79,2%</text:p>
          </table:table-cell>
          <table:table-cell office:value-type="float" office:value="119577" table:style-name="ce38">
            <text:p>119.577</text:p>
          </table:table-cell>
          <table:table-cell office:value-type="percentage" office:value="0.65634211002980458" table:style-name="ce39">
            <text:p>65,6%</text:p>
          </table:table-cell>
          <table:table-cell office:value-type="float" office:value="90381" table:style-name="ce38">
            <text:p>90.381</text:p>
          </table:table-cell>
          <table:table-cell office:value-type="percentage" office:value="0.65521016079221706" table:style-name="ce39">
            <text:p>65,5%</text:p>
          </table:table-cell>
          <table:table-cell office:value-type="float" office:value="70331" table:style-name="ce38">
            <text:p>70.331</text:p>
          </table:table-cell>
          <table:table-cell office:value-type="percentage" office:value="0.73660452450775027" table:style-name="ce39">
            <text:p>73,7%</text:p>
          </table:table-cell>
          <table:table-cell office:value-type="float" office:value="831903" table:style-name="ce38">
            <text:p>831.90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80387431428386447" table:style-name="ce39">
            <text:p>80,4%</text:p>
          </table:table-cell>
          <table:table-cell office:value-type="percentage" office:value="0.71009173372210832" table:style-name="ce39">
            <text:p>71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728" table:style-name="ce38">
            <text:p>92.728</text:p>
          </table:table-cell>
          <table:table-cell office:value-type="percentage" office:value="1" table:style-name="ce39">
            <text:p>100,0%</text:p>
          </table:table-cell>
          <table:table-cell office:value-type="float" office:value="150887" table:style-name="ce38">
            <text:p>150.887</text:p>
          </table:table-cell>
          <table:table-cell office:value-type="percentage" office:value="0.97641897095081243" table:style-name="ce39">
            <text:p>97,6%</text:p>
          </table:table-cell>
          <table:table-cell office:value-type="float" office:value="223283" table:style-name="ce38">
            <text:p>223.283</text:p>
          </table:table-cell>
          <table:table-cell office:value-type="percentage" office:value="0.94976860122845519" table:style-name="ce39">
            <text:p>95,0%</text:p>
          </table:table-cell>
          <table:table-cell office:value-type="float" office:value="318563" table:style-name="ce38">
            <text:p>318.563</text:p>
          </table:table-cell>
          <table:table-cell office:value-type="percentage" office:value="0.90885048158122972" table:style-name="ce39">
            <text:p>90,9%</text:p>
          </table:table-cell>
          <table:table-cell office:value-type="float" office:value="314107" table:style-name="ce38">
            <text:p>314.107</text:p>
          </table:table-cell>
          <table:table-cell office:value-type="percentage" office:value="0.80971272723523169" table:style-name="ce39">
            <text:p>81,0%</text:p>
          </table:table-cell>
          <table:table-cell office:value-type="float" office:value="223301" table:style-name="ce38">
            <text:p>223.301</text:p>
          </table:table-cell>
          <table:table-cell office:value-type="percentage" office:value="0.71816205368341834" table:style-name="ce39">
            <text:p>71,8%</text:p>
          </table:table-cell>
          <table:table-cell office:value-type="float" office:value="179849" table:style-name="ce38">
            <text:p>179.849</text:p>
          </table:table-cell>
          <table:table-cell office:value-type="percentage" office:value="0.71440090884535334" table:style-name="ce39">
            <text:p>71,4%</text:p>
          </table:table-cell>
          <table:table-cell office:value-type="float" office:value="140437" table:style-name="ce38">
            <text:p>140.437</text:p>
          </table:table-cell>
          <table:table-cell office:value-type="percentage" office:value="0.78108644749356215" table:style-name="ce39">
            <text:p>78,1%</text:p>
          </table:table-cell>
          <table:table-cell office:value-type="float" office:value="1643155" table:style-name="ce38">
            <text:p>1.643.155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3801345795078885" table:style-name="ce39">
            <text:p>83,8%</text:p>
          </table:table-cell>
          <table:table-cell office:value-type="percentage" office:value="0.75514303624344659" table:style-name="ce39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73" table:style-name="ce38">
            <text:p>42.373</text:p>
          </table:table-cell>
          <table:table-cell office:value-type="percentage" office:value="1" table:style-name="ce39">
            <text:p>100,0%</text:p>
          </table:table-cell>
          <table:table-cell office:value-type="float" office:value="55971" table:style-name="ce38">
            <text:p>55.971</text:p>
          </table:table-cell>
          <table:table-cell office:value-type="percentage" office:value="1" table:style-name="ce39">
            <text:p>100,0%</text:p>
          </table:table-cell>
          <table:table-cell office:value-type="float" office:value="76162" table:style-name="ce38">
            <text:p>76.162</text:p>
          </table:table-cell>
          <table:table-cell office:value-type="percentage" office:value="0.98470489365828429" table:style-name="ce39">
            <text:p>98,5%</text:p>
          </table:table-cell>
          <table:table-cell office:value-type="float" office:value="83405" table:style-name="ce38">
            <text:p>83.405</text:p>
          </table:table-cell>
          <table:table-cell office:value-type="percentage" office:value="0.92709305944600062" table:style-name="ce39">
            <text:p>92,7%</text:p>
          </table:table-cell>
          <table:table-cell office:value-type="float" office:value="86121" table:style-name="ce38">
            <text:p>86.121</text:p>
          </table:table-cell>
          <table:table-cell office:value-type="percentage" office:value="0.88086203193241208" table:style-name="ce39">
            <text:p>88,1%</text:p>
          </table:table-cell>
          <table:table-cell office:value-type="float" office:value="51869" table:style-name="ce38">
            <text:p>51.869</text:p>
          </table:table-cell>
          <table:table-cell office:value-type="percentage" office:value="0.73601237353312621" table:style-name="ce39">
            <text:p>73,6%</text:p>
          </table:table-cell>
          <table:table-cell office:value-type="float" office:value="36719" table:style-name="ce38">
            <text:p>36.719</text:p>
          </table:table-cell>
          <table:table-cell office:value-type="percentage" office:value="0.72703692703692702" table:style-name="ce39">
            <text:p>72,7%</text:p>
          </table:table-cell>
          <table:table-cell office:value-type="float" office:value="33107" table:style-name="ce38">
            <text:p>33.107</text:p>
          </table:table-cell>
          <table:table-cell office:value-type="percentage" office:value="0.75306507745149331" table:style-name="ce39">
            <text:p>75,3%</text:p>
          </table:table-cell>
          <table:table-cell office:value-type="float" office:value="465727" table:style-name="ce38">
            <text:p>465.72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8857662360458434" table:style-name="ce39">
            <text:p>88,9%</text:p>
          </table:table-cell>
          <table:table-cell office:value-type="percentage" office:value="0.79897581938737872" table:style-name="ce39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128" table:style-name="ce38">
            <text:p>229.128</text:p>
          </table:table-cell>
          <table:table-cell office:value-type="percentage" office:value="1" table:style-name="ce39">
            <text:p>100,0%</text:p>
          </table:table-cell>
          <table:table-cell office:value-type="float" office:value="250077" table:style-name="ce38">
            <text:p>250.077</text:p>
          </table:table-cell>
          <table:table-cell office:value-type="percentage" office:value="1" table:style-name="ce39">
            <text:p>100,0%</text:p>
          </table:table-cell>
          <table:table-cell office:value-type="float" office:value="318556" table:style-name="ce38">
            <text:p>318.556</text:p>
          </table:table-cell>
          <table:table-cell office:value-type="percentage" office:value="0.99994035941301107" table:style-name="ce39">
            <text:p>100,0%</text:p>
          </table:table-cell>
          <table:table-cell office:value-type="float" office:value="349213" table:style-name="ce38">
            <text:p>349.213</text:p>
          </table:table-cell>
          <table:table-cell office:value-type="percentage" office:value="0.91614875057388334" table:style-name="ce39">
            <text:p>91,6%</text:p>
          </table:table-cell>
          <table:table-cell office:value-type="float" office:value="315767" table:style-name="ce38">
            <text:p>315.767</text:p>
          </table:table-cell>
          <table:table-cell office:value-type="percentage" office:value="0.86915126408940147" table:style-name="ce39">
            <text:p>86,9%</text:p>
          </table:table-cell>
          <table:table-cell office:value-type="float" office:value="205227" table:style-name="ce38">
            <text:p>205.227</text:p>
          </table:table-cell>
          <table:table-cell office:value-type="percentage" office:value="0.76639293756511806" table:style-name="ce39">
            <text:p>76,6%</text:p>
          </table:table-cell>
          <table:table-cell office:value-type="float" office:value="161270" table:style-name="ce38">
            <text:p>161.270</text:p>
          </table:table-cell>
          <table:table-cell office:value-type="percentage" office:value="0.76429106281337966" table:style-name="ce39">
            <text:p>76,4%</text:p>
          </table:table-cell>
          <table:table-cell office:value-type="float" office:value="127550" table:style-name="ce38">
            <text:p>127.550</text:p>
          </table:table-cell>
          <table:table-cell office:value-type="percentage" office:value="0.77143133626059923" table:style-name="ce39">
            <text:p>77,1%</text:p>
          </table:table-cell>
          <table:table-cell office:value-type="float" office:value="1956788" table:style-name="ce38">
            <text:p>1.956.78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9915464792007183" table:style-name="ce39">
            <text:p>89,9%</text:p>
          </table:table-cell>
          <table:table-cell office:value-type="percentage" office:value="0.81705845461097204" table:style-name="ce3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20" table:style-name="ce38">
            <text:p>137.620</text:p>
          </table:table-cell>
          <table:table-cell office:value-type="percentage" office:value="1" table:style-name="ce39">
            <text:p>100,0%</text:p>
          </table:table-cell>
          <table:table-cell office:value-type="float" office:value="157806" table:style-name="ce38">
            <text:p>157.806</text:p>
          </table:table-cell>
          <table:table-cell office:value-type="percentage" office:value="0.99186051627582483" table:style-name="ce39">
            <text:p>99,2%</text:p>
          </table:table-cell>
          <table:table-cell office:value-type="float" office:value="220809" table:style-name="ce38">
            <text:p>220.809</text:p>
          </table:table-cell>
          <table:table-cell office:value-type="percentage" office:value="1" table:style-name="ce39">
            <text:p>100,0%</text:p>
          </table:table-cell>
          <table:table-cell office:value-type="float" office:value="284352" table:style-name="ce38">
            <text:p>284.352</text:p>
          </table:table-cell>
          <table:table-cell office:value-type="percentage" office:value="0.92478811492204316" table:style-name="ce39">
            <text:p>92,5%</text:p>
          </table:table-cell>
          <table:table-cell office:value-type="float" office:value="283606" table:style-name="ce38">
            <text:p>283.606</text:p>
          </table:table-cell>
          <table:table-cell office:value-type="percentage" office:value="0.85783941561682375" table:style-name="ce39">
            <text:p>85,8%</text:p>
          </table:table-cell>
          <table:table-cell office:value-type="float" office:value="199993" table:style-name="ce38">
            <text:p>199.993</text:p>
          </table:table-cell>
          <table:table-cell office:value-type="percentage" office:value="0.75213331277430318" table:style-name="ce39">
            <text:p>75,2%</text:p>
          </table:table-cell>
          <table:table-cell office:value-type="float" office:value="164438" table:style-name="ce38">
            <text:p>164.438</text:p>
          </table:table-cell>
          <table:table-cell office:value-type="percentage" office:value="0.75399492867590756" table:style-name="ce39">
            <text:p>75,4%</text:p>
          </table:table-cell>
          <table:table-cell office:value-type="float" office:value="136932" table:style-name="ce38">
            <text:p>136.932</text:p>
          </table:table-cell>
          <table:table-cell office:value-type="percentage" office:value="0.78709217575241996" table:style-name="ce39">
            <text:p>78,7%</text:p>
          </table:table-cell>
          <table:table-cell office:value-type="float" office:value="1585556" table:style-name="ce38">
            <text:p>1.585.55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7658670134189598" table:style-name="ce39">
            <text:p>87,7%</text:p>
          </table:table-cell>
          <table:table-cell office:value-type="percentage" office:value="0.77524922734511337" table:style-name="ce3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937" table:style-name="ce38">
            <text:p>457.937</text:p>
          </table:table-cell>
          <table:table-cell office:value-type="percentage" office:value="1" table:style-name="ce39">
            <text:p>100,0%</text:p>
          </table:table-cell>
          <table:table-cell office:value-type="float" office:value="616789" table:style-name="ce38">
            <text:p>616.789</text:p>
          </table:table-cell>
          <table:table-cell office:value-type="percentage" office:value="0.97087481032344181" table:style-name="ce39">
            <text:p>97,1%</text:p>
          </table:table-cell>
          <table:table-cell office:value-type="float" office:value="794283" table:style-name="ce38">
            <text:p>794.283</text:p>
          </table:table-cell>
          <table:table-cell office:value-type="percentage" office:value="0.94830249861506433" table:style-name="ce39">
            <text:p>94,8%</text:p>
          </table:table-cell>
          <table:table-cell office:value-type="float" office:value="1014679" table:style-name="ce38">
            <text:p>1.014.679</text:p>
          </table:table-cell>
          <table:table-cell office:value-type="percentage" office:value="0.92938046126509" table:style-name="ce39">
            <text:p>92,9%</text:p>
          </table:table-cell>
          <table:table-cell office:value-type="float" office:value="1105548" table:style-name="ce38">
            <text:p>1.105.548</text:p>
          </table:table-cell>
          <table:table-cell office:value-type="percentage" office:value="0.83960038124024594" table:style-name="ce39">
            <text:p>84,0%</text:p>
          </table:table-cell>
          <table:table-cell office:value-type="float" office:value="731237" table:style-name="ce38">
            <text:p>731.237</text:p>
          </table:table-cell>
          <table:table-cell office:value-type="percentage" office:value="0.69998142922236306" table:style-name="ce39">
            <text:p>70,0%</text:p>
          </table:table-cell>
          <table:table-cell office:value-type="float" office:value="575210" table:style-name="ce38">
            <text:p>575.210</text:p>
          </table:table-cell>
          <table:table-cell office:value-type="percentage" office:value="0.68564310703451403" table:style-name="ce39">
            <text:p>68,6%</text:p>
          </table:table-cell>
          <table:table-cell office:value-type="float" office:value="467874" table:style-name="ce38">
            <text:p>467.874</text:p>
          </table:table-cell>
          <table:table-cell office:value-type="percentage" office:value="0.71304212653505361" table:style-name="ce39">
            <text:p>71,3%</text:p>
          </table:table-cell>
          <table:table-cell office:value-type="float" office:value="5763557" table:style-name="ce38">
            <text:p>5.763.55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3914602612559619" table:style-name="ce39">
            <text:p>83,9%</text:p>
          </table:table-cell>
          <table:table-cell office:value-type="percentage" office:value="0.74077148720535069" table:style-name="ce39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864" table:style-name="ce38">
            <text:p>296.864</text:p>
          </table:table-cell>
          <table:table-cell office:value-type="percentage" office:value="1" table:style-name="ce39">
            <text:p>100,0%</text:p>
          </table:table-cell>
          <table:table-cell office:value-type="float" office:value="433735" table:style-name="ce38">
            <text:p>433.735</text:p>
          </table:table-cell>
          <table:table-cell office:value-type="percentage" office:value="0.99057465594182637" table:style-name="ce39">
            <text:p>99,1%</text:p>
          </table:table-cell>
          <table:table-cell office:value-type="float" office:value="567501" table:style-name="ce38">
            <text:p>567.501</text:p>
          </table:table-cell>
          <table:table-cell office:value-type="percentage" office:value="0.97722341612596608" table:style-name="ce39">
            <text:p>97,7%</text:p>
          </table:table-cell>
          <table:table-cell office:value-type="float" office:value="711810" table:style-name="ce38">
            <text:p>711.810</text:p>
          </table:table-cell>
          <table:table-cell office:value-type="percentage" office:value="0.94613562593209932" table:style-name="ce39">
            <text:p>94,6%</text:p>
          </table:table-cell>
          <table:table-cell office:value-type="float" office:value="746357" table:style-name="ce38">
            <text:p>746.357</text:p>
          </table:table-cell>
          <table:table-cell office:value-type="percentage" office:value="0.87642968195888149" table:style-name="ce39">
            <text:p>87,6%</text:p>
          </table:table-cell>
          <table:table-cell office:value-type="float" office:value="496473" table:style-name="ce38">
            <text:p>496.473</text:p>
          </table:table-cell>
          <table:table-cell office:value-type="percentage" office:value="0.76526568417547969" table:style-name="ce39">
            <text:p>76,5%</text:p>
          </table:table-cell>
          <table:table-cell office:value-type="float" office:value="408017" table:style-name="ce38">
            <text:p>408.017</text:p>
          </table:table-cell>
          <table:table-cell office:value-type="percentage" office:value="0.79053758190829371" table:style-name="ce39">
            <text:p>79,1%</text:p>
          </table:table-cell>
          <table:table-cell office:value-type="float" office:value="347516" table:style-name="ce38">
            <text:p>347.516</text:p>
          </table:table-cell>
          <table:table-cell office:value-type="percentage" office:value="0.81858804186266731" table:style-name="ce39">
            <text:p>81,9%</text:p>
          </table:table-cell>
          <table:table-cell office:value-type="float" office:value="4008273" table:style-name="ce38">
            <text:p>4.008.27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9301762587115086" table:style-name="ce39">
            <text:p>89,3%</text:p>
          </table:table-cell>
          <table:table-cell office:value-type="percentage" office:value="0.79256342201147523" table:style-name="ce39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94" table:style-name="ce38">
            <text:p>78.194</text:p>
          </table:table-cell>
          <table:table-cell office:value-type="percentage" office:value="1" table:style-name="ce39">
            <text:p>100,0%</text:p>
          </table:table-cell>
          <table:table-cell office:value-type="float" office:value="95814" table:style-name="ce38">
            <text:p>95.814</text:p>
          </table:table-cell>
          <table:table-cell office:value-type="percentage" office:value="1" table:style-name="ce39">
            <text:p>100,0%</text:p>
          </table:table-cell>
          <table:table-cell office:value-type="float" office:value="132374" table:style-name="ce38">
            <text:p>132.374</text:p>
          </table:table-cell>
          <table:table-cell office:value-type="percentage" office:value="1" table:style-name="ce39">
            <text:p>100,0%</text:p>
          </table:table-cell>
          <table:table-cell office:value-type="float" office:value="160866" table:style-name="ce38">
            <text:p>160.866</text:p>
          </table:table-cell>
          <table:table-cell office:value-type="percentage" office:value="0.95065478441754914" table:style-name="ce39">
            <text:p>95,1%</text:p>
          </table:table-cell>
          <table:table-cell office:value-type="float" office:value="145250" table:style-name="ce38">
            <text:p>145.250</text:p>
          </table:table-cell>
          <table:table-cell office:value-type="percentage" office:value="0.91069256523756381" table:style-name="ce39">
            <text:p>91,1%</text:p>
          </table:table-cell>
          <table:table-cell office:value-type="float" office:value="111119" table:style-name="ce38">
            <text:p>111.119</text:p>
          </table:table-cell>
          <table:table-cell office:value-type="percentage" office:value="0.83248301230905231" table:style-name="ce39">
            <text:p>83,2%</text:p>
          </table:table-cell>
          <table:table-cell office:value-type="float" office:value="89169" table:style-name="ce38">
            <text:p>89.169</text:p>
          </table:table-cell>
          <table:table-cell office:value-type="percentage" office:value="0.78687786798446879" table:style-name="ce39">
            <text:p>78,7%</text:p>
          </table:table-cell>
          <table:table-cell office:value-type="float" office:value="71476" table:style-name="ce38">
            <text:p>71.476</text:p>
          </table:table-cell>
          <table:table-cell office:value-type="percentage" office:value="0.84337463126843659" table:style-name="ce39">
            <text:p>84,3%</text:p>
          </table:table-cell>
          <table:table-cell office:value-type="float" office:value="884262" table:style-name="ce38">
            <text:p>884.26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2744670072590008" table:style-name="ce39">
            <text:p>92,7%</text:p>
          </table:table-cell>
          <table:table-cell office:value-type="percentage" office:value="0.8310834624859138" table:style-name="ce3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794" table:style-name="ce38">
            <text:p>241.794</text:p>
          </table:table-cell>
          <table:table-cell office:value-type="percentage" office:value="1" table:style-name="ce39">
            <text:p>100,0%</text:p>
          </table:table-cell>
          <table:table-cell office:value-type="float" office:value="290596" table:style-name="ce38">
            <text:p>290.596</text:p>
          </table:table-cell>
          <table:table-cell office:value-type="percentage" office:value="1" table:style-name="ce39">
            <text:p>100,0%</text:p>
          </table:table-cell>
          <table:table-cell office:value-type="float" office:value="343217" table:style-name="ce38">
            <text:p>343.217</text:p>
          </table:table-cell>
          <table:table-cell office:value-type="percentage" office:value="0.98930610762494708" table:style-name="ce39">
            <text:p>98,9%</text:p>
          </table:table-cell>
          <table:table-cell office:value-type="float" office:value="387880" table:style-name="ce38">
            <text:p>387.880</text:p>
          </table:table-cell>
          <table:table-cell office:value-type="percentage" office:value="0.95563072662723059" table:style-name="ce39">
            <text:p>95,6%</text:p>
          </table:table-cell>
          <table:table-cell office:value-type="float" office:value="402565" table:style-name="ce38">
            <text:p>402.565</text:p>
          </table:table-cell>
          <table:table-cell office:value-type="percentage" office:value="0.90827149435608867" table:style-name="ce39">
            <text:p>90,8%</text:p>
          </table:table-cell>
          <table:table-cell office:value-type="float" office:value="256896" table:style-name="ce38">
            <text:p>256.896</text:p>
          </table:table-cell>
          <table:table-cell office:value-type="percentage" office:value="0.79434027605996138" table:style-name="ce39">
            <text:p>79,4%</text:p>
          </table:table-cell>
          <table:table-cell office:value-type="float" office:value="190706" table:style-name="ce38">
            <text:p>190.706</text:p>
          </table:table-cell>
          <table:table-cell office:value-type="percentage" office:value="0.82563500894012931" table:style-name="ce39">
            <text:p>82,6%</text:p>
          </table:table-cell>
          <table:table-cell office:value-type="float" office:value="159155" table:style-name="ce38">
            <text:p>159.155</text:p>
          </table:table-cell>
          <table:table-cell office:value-type="percentage" office:value="0.88416006044209394" table:style-name="ce39">
            <text:p>88,4%</text:p>
          </table:table-cell>
          <table:table-cell office:value-type="float" office:value="2272809" table:style-name="ce38">
            <text:p>2.272.80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2597750170401516" table:style-name="ce39">
            <text:p>92,6%</text:p>
          </table:table-cell>
          <table:table-cell office:value-type="percentage" office:value="0.84121438186643882" table:style-name="ce39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5" table:style-name="ce38">
            <text:p>23.345</text:p>
          </table:table-cell>
          <table:table-cell office:value-type="percentage" office:value="1" table:style-name="ce39">
            <text:p>100,0%</text:p>
          </table:table-cell>
          <table:table-cell office:value-type="float" office:value="28624" table:style-name="ce38">
            <text:p>28.624</text:p>
          </table:table-cell>
          <table:table-cell office:value-type="percentage" office:value="1" table:style-name="ce39">
            <text:p>100,0%</text:p>
          </table:table-cell>
          <table:table-cell office:value-type="float" office:value="37876" table:style-name="ce38">
            <text:p>37.876</text:p>
          </table:table-cell>
          <table:table-cell office:value-type="percentage" office:value="1" table:style-name="ce39">
            <text:p>100,0%</text:p>
          </table:table-cell>
          <table:table-cell office:value-type="float" office:value="45085" table:style-name="ce38">
            <text:p>45.085</text:p>
          </table:table-cell>
          <table:table-cell office:value-type="percentage" office:value="0.94589207787848273" table:style-name="ce39">
            <text:p>94,6%</text:p>
          </table:table-cell>
          <table:table-cell office:value-type="float" office:value="46890" table:style-name="ce38">
            <text:p>46.890</text:p>
          </table:table-cell>
          <table:table-cell office:value-type="percentage" office:value="0.88560258371579126" table:style-name="ce39">
            <text:p>88,6%</text:p>
          </table:table-cell>
          <table:table-cell office:value-type="float" office:value="29865" table:style-name="ce38">
            <text:p>29.865</text:p>
          </table:table-cell>
          <table:table-cell office:value-type="percentage" office:value="0.75955644853633109" table:style-name="ce39">
            <text:p>76,0%</text:p>
          </table:table-cell>
          <table:table-cell office:value-type="float" office:value="22024" table:style-name="ce38">
            <text:p>22.024</text:p>
          </table:table-cell>
          <table:table-cell office:value-type="percentage" office:value="0.72309409678902092" table:style-name="ce39">
            <text:p>72,3%</text:p>
          </table:table-cell>
          <table:table-cell office:value-type="float" office:value="19465" table:style-name="ce38">
            <text:p>19.465</text:p>
          </table:table-cell>
          <table:table-cell office:value-type="percentage" office:value="0.76237662541124862" table:style-name="ce39">
            <text:p>76,2%</text:p>
          </table:table-cell>
          <table:table-cell office:value-type="float" office:value="253174" table:style-name="ce38">
            <text:p>253.17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9155192449906684" table:style-name="ce39">
            <text:p>89,2%</text:p>
          </table:table-cell>
          <table:table-cell office:value-type="percentage" office:value="0.79138143376032311" table:style-name="ce39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441" table:style-name="ce38">
            <text:p>373.441</text:p>
          </table:table-cell>
          <table:table-cell office:value-type="percentage" office:value="1" table:style-name="ce39">
            <text:p>100,0%</text:p>
          </table:table-cell>
          <table:table-cell office:value-type="float" office:value="509907" table:style-name="ce38">
            <text:p>509.907</text:p>
          </table:table-cell>
          <table:table-cell office:value-type="percentage" office:value="0.96925568496106118" table:style-name="ce39">
            <text:p>96,9%</text:p>
          </table:table-cell>
          <table:table-cell office:value-type="float" office:value="684825" table:style-name="ce38">
            <text:p>684.825</text:p>
          </table:table-cell>
          <table:table-cell office:value-type="percentage" office:value="0.97369913965560628" table:style-name="ce39">
            <text:p>97,4%</text:p>
          </table:table-cell>
          <table:table-cell office:value-type="float" office:value="931578" table:style-name="ce38">
            <text:p>931.578</text:p>
          </table:table-cell>
          <table:table-cell office:value-type="percentage" office:value="0.95764214629573086" table:style-name="ce39">
            <text:p>95,8%</text:p>
          </table:table-cell>
          <table:table-cell office:value-type="float" office:value="1011603" table:style-name="ce38">
            <text:p>1.011.603</text:p>
          </table:table-cell>
          <table:table-cell office:value-type="percentage" office:value="0.86760562655503437" table:style-name="ce39">
            <text:p>86,8%</text:p>
          </table:table-cell>
          <table:table-cell office:value-type="float" office:value="714078" table:style-name="ce38">
            <text:p>714.078</text:p>
          </table:table-cell>
          <table:table-cell office:value-type="percentage" office:value="0.75194600058969718" table:style-name="ce39">
            <text:p>75,2%</text:p>
          </table:table-cell>
          <table:table-cell office:value-type="float" office:value="554880" table:style-name="ce38">
            <text:p>554.880</text:p>
          </table:table-cell>
          <table:table-cell office:value-type="percentage" office:value="0.7473382942186606" table:style-name="ce39">
            <text:p>74,7%</text:p>
          </table:table-cell>
          <table:table-cell office:value-type="float" office:value="401018" table:style-name="ce38">
            <text:p>401.018</text:p>
          </table:table-cell>
          <table:table-cell office:value-type="percentage" office:value="0.72445812603199033" table:style-name="ce39">
            <text:p>72,4%</text:p>
          </table:table-cell>
          <table:table-cell office:value-type="float" office:value="5181330" table:style-name="ce38">
            <text:p>5.181.33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6674215536229304" table:style-name="ce39">
            <text:p>86,7%</text:p>
          </table:table-cell>
          <table:table-cell office:value-type="percentage" office:value="0.76422058889468381" table:style-name="ce3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92" table:style-name="ce38">
            <text:p>73.792</text:p>
          </table:table-cell>
          <table:table-cell office:value-type="percentage" office:value="1" table:style-name="ce39">
            <text:p>100,0%</text:p>
          </table:table-cell>
          <table:table-cell office:value-type="float" office:value="102734" table:style-name="ce38">
            <text:p>102.734</text:p>
          </table:table-cell>
          <table:table-cell office:value-type="percentage" office:value="0.99839648587449825" table:style-name="ce39">
            <text:p>99,8%</text:p>
          </table:table-cell>
          <table:table-cell office:value-type="float" office:value="147186" table:style-name="ce38">
            <text:p>147.186</text:p>
          </table:table-cell>
          <table:table-cell office:value-type="percentage" office:value="1" table:style-name="ce39">
            <text:p>100,0%</text:p>
          </table:table-cell>
          <table:table-cell office:value-type="float" office:value="205534" table:style-name="ce38">
            <text:p>205.534</text:p>
          </table:table-cell>
          <table:table-cell office:value-type="percentage" office:value="0.96378999887459205" table:style-name="ce39">
            <text:p>96,4%</text:p>
          </table:table-cell>
          <table:table-cell office:value-type="float" office:value="227484" table:style-name="ce38">
            <text:p>227.484</text:p>
          </table:table-cell>
          <table:table-cell office:value-type="percentage" office:value="0.89505305775563926" table:style-name="ce39">
            <text:p>89,5%</text:p>
          </table:table-cell>
          <table:table-cell office:value-type="float" office:value="159910" table:style-name="ce38">
            <text:p>159.910</text:p>
          </table:table-cell>
          <table:table-cell office:value-type="percentage" office:value="0.76510863480428515" table:style-name="ce39">
            <text:p>76,5%</text:p>
          </table:table-cell>
          <table:table-cell office:value-type="float" office:value="132682" table:style-name="ce38">
            <text:p>132.682</text:p>
          </table:table-cell>
          <table:table-cell office:value-type="percentage" office:value="0.77029631693836798" table:style-name="ce39">
            <text:p>77,0%</text:p>
          </table:table-cell>
          <table:table-cell office:value-type="float" office:value="110697" table:style-name="ce38">
            <text:p>110.697</text:p>
          </table:table-cell>
          <table:table-cell office:value-type="percentage" office:value="0.78013869508224454" table:style-name="ce39">
            <text:p>78,0%</text:p>
          </table:table-cell>
          <table:table-cell office:value-type="float" office:value="1160019" table:style-name="ce38">
            <text:p>1.160.01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8541808986388448" table:style-name="ce39">
            <text:p>88,5%</text:p>
          </table:table-cell>
          <table:table-cell office:value-type="percentage" office:value="0.76758857396951263" table:style-name="ce39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69" table:style-name="ce38">
            <text:p>42.469</text:p>
          </table:table-cell>
          <table:table-cell office:value-type="percentage" office:value="1" table:style-name="ce39">
            <text:p>100,0%</text:p>
          </table:table-cell>
          <table:table-cell office:value-type="float" office:value="55818" table:style-name="ce38">
            <text:p>55.818</text:p>
          </table:table-cell>
          <table:table-cell office:value-type="percentage" office:value="1" table:style-name="ce39">
            <text:p>100,0%</text:p>
          </table:table-cell>
          <table:table-cell office:value-type="float" office:value="71921" table:style-name="ce38">
            <text:p>71.921</text:p>
          </table:table-cell>
          <table:table-cell office:value-type="percentage" office:value="0.97395861545961759" table:style-name="ce39">
            <text:p>97,4%</text:p>
          </table:table-cell>
          <table:table-cell office:value-type="float" office:value="91296" table:style-name="ce38">
            <text:p>91.296</text:p>
          </table:table-cell>
          <table:table-cell office:value-type="percentage" office:value="0.944174405857654" table:style-name="ce39">
            <text:p>94,4%</text:p>
          </table:table-cell>
          <table:table-cell office:value-type="float" office:value="94259" table:style-name="ce38">
            <text:p>94.259</text:p>
          </table:table-cell>
          <table:table-cell office:value-type="percentage" office:value="0.87275235643784377" table:style-name="ce39">
            <text:p>87,3%</text:p>
          </table:table-cell>
          <table:table-cell office:value-type="float" office:value="61891" table:style-name="ce38">
            <text:p>61.891</text:p>
          </table:table-cell>
          <table:table-cell office:value-type="percentage" office:value="0.76088319543649574" table:style-name="ce39">
            <text:p>76,1%</text:p>
          </table:table-cell>
          <table:table-cell office:value-type="float" office:value="52391" table:style-name="ce38">
            <text:p>52.391</text:p>
          </table:table-cell>
          <table:table-cell office:value-type="percentage" office:value="0.76901962511192334" table:style-name="ce39">
            <text:p>76,9%</text:p>
          </table:table-cell>
          <table:table-cell office:value-type="float" office:value="43687" table:style-name="ce38">
            <text:p>43.687</text:p>
          </table:table-cell>
          <table:table-cell office:value-type="percentage" office:value="0.77475704050507199" table:style-name="ce39">
            <text:p>77,5%</text:p>
          </table:table-cell>
          <table:table-cell office:value-type="float" office:value="513732" table:style-name="ce38">
            <text:p>513.732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8368188745583587" table:style-name="ce39">
            <text:p>88,4%</text:p>
          </table:table-cell>
          <table:table-cell office:value-type="percentage" office:value="0.77697267228980171" table:style-name="ce39">
            <text:p>77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4003" table:style-name="ce38">
            <text:p>164.003</text:p>
          </table:table-cell>
          <table:table-cell office:value-type="percentage" office:value="1" table:style-name="ce39">
            <text:p>100,0%</text:p>
          </table:table-cell>
          <table:table-cell office:value-type="float" office:value="213490" table:style-name="ce38">
            <text:p>213.490</text:p>
          </table:table-cell>
          <table:table-cell office:value-type="percentage" office:value="1" table:style-name="ce39">
            <text:p>100,0%</text:p>
          </table:table-cell>
          <table:table-cell office:value-type="float" office:value="277669" table:style-name="ce38">
            <text:p>277.669</text:p>
          </table:table-cell>
          <table:table-cell office:value-type="percentage" office:value="0.99125371717020261" table:style-name="ce39">
            <text:p>99,1%</text:p>
          </table:table-cell>
          <table:table-cell office:value-type="float" office:value="321362" table:style-name="ce38">
            <text:p>321.362</text:p>
          </table:table-cell>
          <table:table-cell office:value-type="percentage" office:value="0.94524629607296962" table:style-name="ce39">
            <text:p>94,5%</text:p>
          </table:table-cell>
          <table:table-cell office:value-type="float" office:value="316201" table:style-name="ce38">
            <text:p>316.201</text:p>
          </table:table-cell>
          <table:table-cell office:value-type="percentage" office:value="0.87316262257236987" table:style-name="ce39">
            <text:p>87,3%</text:p>
          </table:table-cell>
          <table:table-cell office:value-type="float" office:value="195278" table:style-name="ce38">
            <text:p>195.278</text:p>
          </table:table-cell>
          <table:table-cell office:value-type="percentage" office:value="0.74950392065801041" table:style-name="ce39">
            <text:p>75,0%</text:p>
          </table:table-cell>
          <table:table-cell office:value-type="float" office:value="149354" table:style-name="ce38">
            <text:p>149.354</text:p>
          </table:table-cell>
          <table:table-cell office:value-type="percentage" office:value="0.74108587136661808" table:style-name="ce39">
            <text:p>74,1%</text:p>
          </table:table-cell>
          <table:table-cell office:value-type="float" office:value="132192" table:style-name="ce38">
            <text:p>132.192</text:p>
          </table:table-cell>
          <table:table-cell office:value-type="percentage" office:value="0.78402903811252267" table:style-name="ce39">
            <text:p>78,4%</text:p>
          </table:table-cell>
          <table:table-cell office:value-type="float" office:value="1769549" table:style-name="ce38">
            <text:p>1.769.54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9193540338608523" table:style-name="ce39">
            <text:p>89,2%</text:p>
          </table:table-cell>
          <table:table-cell office:value-type="percentage" office:value="0.79691322330425884" table:style-name="ce39">
            <text:p>79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91" table:style-name="ce38">
            <text:p>2.391</text:p>
          </table:table-cell>
          <table:table-cell office:value-type="percentage" office:value="0.91785028790786949" table:style-name="ce39">
            <text:p>91,8%</text:p>
          </table:table-cell>
          <table:table-cell office:value-type="float" office:value="3879" table:style-name="ce38">
            <text:p>3.879</text:p>
          </table:table-cell>
          <table:table-cell office:value-type="percentage" office:value="0.89833256137100514" table:style-name="ce39">
            <text:p>89,8%</text:p>
          </table:table-cell>
          <table:table-cell office:value-type="float" office:value="7579" table:style-name="ce38">
            <text:p>7.579</text:p>
          </table:table-cell>
          <table:table-cell office:value-type="percentage" office:value="0.96461753850069998" table:style-name="ce39">
            <text:p>96,5%</text:p>
          </table:table-cell>
          <table:table-cell office:value-type="float" office:value="10394" table:style-name="ce38">
            <text:p>10.394</text:p>
          </table:table-cell>
          <table:table-cell office:value-type="percentage" office:value="0.89944617514710967" table:style-name="ce39">
            <text:p>89,9%</text:p>
          </table:table-cell>
          <table:table-cell office:value-type="float" office:value="10841" table:style-name="ce38">
            <text:p>10.841</text:p>
          </table:table-cell>
          <table:table-cell office:value-type="percentage" office:value="0.85753836418288243" table:style-name="ce39">
            <text:p>85,8%</text:p>
          </table:table-cell>
          <table:table-cell office:value-type="float" office:value="8674" table:style-name="ce38">
            <text:p>8.674</text:p>
          </table:table-cell>
          <table:table-cell office:value-type="percentage" office:value="0.72927526483941485" table:style-name="ce39">
            <text:p>72,9%</text:p>
          </table:table-cell>
          <table:table-cell office:value-type="float" office:value="8133" table:style-name="ce38">
            <text:p>8.133</text:p>
          </table:table-cell>
          <table:table-cell office:value-type="percentage" office:value="0.74158840156834138" table:style-name="ce39">
            <text:p>74,2%</text:p>
          </table:table-cell>
          <table:table-cell office:value-type="float" office:value="6877" table:style-name="ce38">
            <text:p>6.877</text:p>
          </table:table-cell>
          <table:table-cell office:value-type="percentage" office:value="0.75356125356125359" table:style-name="ce39">
            <text:p>75,4%</text:p>
          </table:table-cell>
          <table:table-cell office:value-type="float" office:value="58768" table:style-name="ce38">
            <text:p>58.76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2812654125273022" table:style-name="ce39">
            <text:p>82,8%</text:p>
          </table:table-cell>
          <table:table-cell office:value-type="percentage" office:value="0.69794066649248232" table:style-name="ce39">
            <text:p>69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3" table:style-name="ce38">
            <text:p>2.003</text:p>
          </table:table-cell>
          <table:table-cell office:value-type="percentage" office:value="0.85270327799063428" table:style-name="ce39">
            <text:p>85,3%</text:p>
          </table:table-cell>
          <table:table-cell office:value-type="float" office:value="3294" table:style-name="ce38">
            <text:p>3.294</text:p>
          </table:table-cell>
          <table:table-cell office:value-type="percentage" office:value="0.87886872998932764" table:style-name="ce39">
            <text:p>87,9%</text:p>
          </table:table-cell>
          <table:table-cell office:value-type="float" office:value="7069" table:style-name="ce38">
            <text:p>7.069</text:p>
          </table:table-cell>
          <table:table-cell office:value-type="percentage" office:value="0.90315574294110135" table:style-name="ce39">
            <text:p>90,3%</text:p>
          </table:table-cell>
          <table:table-cell office:value-type="float" office:value="9520" table:style-name="ce38">
            <text:p>9.520</text:p>
          </table:table-cell>
          <table:table-cell office:value-type="percentage" office:value="0.84255243826887338" table:style-name="ce39">
            <text:p>84,3%</text:p>
          </table:table-cell>
          <table:table-cell office:value-type="float" office:value="9813" table:style-name="ce38">
            <text:p>9.813</text:p>
          </table:table-cell>
          <table:table-cell office:value-type="percentage" office:value="0.81761373104482582" table:style-name="ce39">
            <text:p>81,8%</text:p>
          </table:table-cell>
          <table:table-cell office:value-type="float" office:value="8228" table:style-name="ce38">
            <text:p>8.228</text:p>
          </table:table-cell>
          <table:table-cell office:value-type="percentage" office:value="0.67815049864007249" table:style-name="ce39">
            <text:p>67,8%</text:p>
          </table:table-cell>
          <table:table-cell office:value-type="float" office:value="8000" table:style-name="ce38">
            <text:p>8.000</text:p>
          </table:table-cell>
          <table:table-cell office:value-type="percentage" office:value="0.66694456023343063" table:style-name="ce39">
            <text:p>66,7%</text:p>
          </table:table-cell>
          <table:table-cell office:value-type="float" office:value="6849" table:style-name="ce38">
            <text:p>6.849</text:p>
          </table:table-cell>
          <table:table-cell office:value-type="percentage" office:value="0.71537497388761229" table:style-name="ce39">
            <text:p>71,5%</text:p>
          </table:table-cell>
          <table:table-cell office:value-type="float" office:value="54776" table:style-name="ce38">
            <text:p>54.77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7228699930914879" table:style-name="ce39">
            <text:p>77,2%</text:p>
          </table:table-cell>
          <table:table-cell office:value-type="percentage" office:value="0.62905967201065738" table:style-name="ce39">
            <text:p>62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6" table:style-name="ce38">
            <text:p>3.516</text:p>
          </table:table-cell>
          <table:table-cell office:value-type="string" table:style-name="ce39">
            <text:p>-</text:p>
          </table:table-cell>
          <table:table-cell office:value-type="float" office:value="9499" table:style-name="ce38">
            <text:p>9.499</text:p>
          </table:table-cell>
          <table:table-cell office:value-type="string" table:style-name="ce39">
            <text:p>-</text:p>
          </table:table-cell>
          <table:table-cell office:value-type="float" office:value="21911" table:style-name="ce38">
            <text:p>21.911</text:p>
          </table:table-cell>
          <table:table-cell office:value-type="string" table:style-name="ce39">
            <text:p>-</text:p>
          </table:table-cell>
          <table:table-cell office:value-type="float" office:value="31615" table:style-name="ce38">
            <text:p>31.615</text:p>
          </table:table-cell>
          <table:table-cell office:value-type="string" table:style-name="ce39">
            <text:p>-</text:p>
          </table:table-cell>
          <table:table-cell office:value-type="float" office:value="24239" table:style-name="ce38">
            <text:p>24.239</text:p>
          </table:table-cell>
          <table:table-cell office:value-type="string" table:style-name="ce39">
            <text:p>-</text:p>
          </table:table-cell>
          <table:table-cell office:value-type="float" office:value="1063" table:style-name="ce38">
            <text:p>1.063</text:p>
          </table:table-cell>
          <table:table-cell office:value-type="string" table:style-name="ce39">
            <text:p>-</text:p>
          </table:table-cell>
          <table:table-cell office:value-type="float" office:value="91893" table:style-name="ce38">
            <text:p>91.893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9" table:style-name="ce41">
            <text:p>169</text:p>
          </table:table-cell>
          <table:table-cell office:value-type="string" table:style-name="ce42">
            <text:p>-</text:p>
          </table:table-cell>
          <table:table-cell office:value-type="float" office:value="488" table:style-name="ce41">
            <text:p>488</text:p>
          </table:table-cell>
          <table:table-cell office:value-type="string" table:style-name="ce42">
            <text:p>-</text:p>
          </table:table-cell>
          <table:table-cell office:value-type="float" office:value="927" table:style-name="ce41">
            <text:p>927</text:p>
          </table:table-cell>
          <table:table-cell office:value-type="string" table:style-name="ce42">
            <text:p>-</text:p>
          </table:table-cell>
          <table:table-cell office:value-type="float" office:value="1031" table:style-name="ce41">
            <text:p>1.031</text:p>
          </table:table-cell>
          <table:table-cell office:value-type="string" table:style-name="ce42">
            <text:p>-</text:p>
          </table:table-cell>
          <table:table-cell office:value-type="float" office:value="949" table:style-name="ce41">
            <text:p>949</text:p>
          </table:table-cell>
          <table:table-cell office:value-type="string" table:style-name="ce42">
            <text:p>-</text:p>
          </table:table-cell>
          <table:table-cell office:value-type="float" office:value="143" table:style-name="ce41">
            <text:p>143</text:p>
          </table:table-cell>
          <table:table-cell office:value-type="string" table:style-name="ce42">
            <text:p>-</text:p>
          </table:table-cell>
          <table:table-cell office:value-type="float" office:value="3750" table:style-name="ce41">
            <text:p>3.75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2926" table:style-name="ce45">
            <text:p>2.932.926</text:p>
          </table:table-cell>
          <table:table-cell office:value-type="percentage" office:value="1" table:style-name="ce46">
            <text:p>100,0%</text:p>
          </table:table-cell>
          <table:table-cell office:value-type="float" office:value="3934506" table:style-name="ce45">
            <text:p>3.934.506</text:p>
          </table:table-cell>
          <table:table-cell office:value-type="percentage" office:value="0.99355083086177054" table:style-name="ce46">
            <text:p>99,4%</text:p>
          </table:table-cell>
          <table:table-cell office:value-type="float" office:value="5247848" table:style-name="ce45">
            <text:p>5.247.848</text:p>
          </table:table-cell>
          <table:table-cell office:value-type="percentage" office:value="0.98329806373859707" table:style-name="ce46">
            <text:p>98,3%</text:p>
          </table:table-cell>
          <table:table-cell office:value-type="float" office:value="6623123" table:style-name="ce45">
            <text:p>6.623.123</text:p>
          </table:table-cell>
          <table:table-cell office:value-type="percentage" office:value="0.94167991553332098" table:style-name="ce46">
            <text:p>94,2%</text:p>
          </table:table-cell>
          <table:table-cell office:value-type="float" office:value="6864309" table:style-name="ce45">
            <text:p>6.864.309</text:p>
          </table:table-cell>
          <table:table-cell office:value-type="percentage" office:value="0.86980965027090995" table:style-name="ce46">
            <text:p>87,0%</text:p>
          </table:table-cell>
          <table:table-cell office:value-type="float" office:value="4712140" table:style-name="ce45">
            <text:p>4.712.140</text:p>
          </table:table-cell>
          <table:table-cell office:value-type="percentage" office:value="0.7563138371627004" table:style-name="ce46">
            <text:p>75,6%</text:p>
          </table:table-cell>
          <table:table-cell office:value-type="float" office:value="3728427" table:style-name="ce45">
            <text:p>3.728.427</text:p>
          </table:table-cell>
          <table:table-cell office:value-type="percentage" office:value="0.75403406516955729" table:style-name="ce46">
            <text:p>75,4%</text:p>
          </table:table-cell>
          <table:table-cell office:value-type="float" office:value="3024356" table:style-name="ce45">
            <text:p>3.024.356</text:p>
          </table:table-cell>
          <table:table-cell office:value-type="percentage" office:value="0.77773211825279798" table:style-name="ce46">
            <text:p>77,8%</text:p>
          </table:table-cell>
          <table:table-cell office:value-type="float" office:value="37067635" table:style-name="ce45">
            <text:p>37.067.635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8005192898821738" table:style-name="ce46">
            <text:p>88,0%</text:p>
          </table:table-cell>
          <table:table-cell office:value-type="percentage" office:value="0.78118048390970052" table:style-name="ce46">
            <text:p>78,1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699" table:style-name="ce35">
            <text:p>426.699</text:p>
          </table:table-cell>
          <table:table-cell office:value-type="percentage" office:value="1" table:style-name="ce36">
            <text:p>100,0%</text:p>
          </table:table-cell>
          <table:table-cell office:value-type="float" office:value="647003" table:style-name="ce35">
            <text:p>647.003</text:p>
          </table:table-cell>
          <table:table-cell office:value-type="percentage" office:value="0.99480612133503288" table:style-name="ce36">
            <text:p>99,5%</text:p>
          </table:table-cell>
          <table:table-cell office:value-type="float" office:value="905702" table:style-name="ce35">
            <text:p>905.702</text:p>
          </table:table-cell>
          <table:table-cell office:value-type="percentage" office:value="0.98859899120992589" table:style-name="ce36">
            <text:p>98,9%</text:p>
          </table:table-cell>
          <table:table-cell office:value-type="float" office:value="1186432" table:style-name="ce35">
            <text:p>1.186.432</text:p>
          </table:table-cell>
          <table:table-cell office:value-type="percentage" office:value="0.93787533961886804" table:style-name="ce36">
            <text:p>93,8%</text:p>
          </table:table-cell>
          <table:table-cell office:value-type="float" office:value="1199403" table:style-name="ce35">
            <text:p>1.199.403</text:p>
          </table:table-cell>
          <table:table-cell office:value-type="percentage" office:value="0.86592367126460346" table:style-name="ce36">
            <text:p>86,6%</text:p>
          </table:table-cell>
          <table:table-cell office:value-type="float" office:value="845896" table:style-name="ce35">
            <text:p>845.896</text:p>
          </table:table-cell>
          <table:table-cell office:value-type="percentage" office:value="0.74187281894586732" table:style-name="ce36">
            <text:p>74,2%</text:p>
          </table:table-cell>
          <table:table-cell office:value-type="float" office:value="648948" table:style-name="ce35">
            <text:p>648.948</text:p>
          </table:table-cell>
          <table:table-cell office:value-type="percentage" office:value="0.69879139243995725" table:style-name="ce36">
            <text:p>69,9%</text:p>
          </table:table-cell>
          <table:table-cell office:value-type="float" office:value="430238" table:style-name="ce35">
            <text:p>430.238</text:p>
          </table:table-cell>
          <table:table-cell office:value-type="percentage" office:value="0.57143578157727315" table:style-name="ce36">
            <text:p>57,1%</text:p>
          </table:table-cell>
          <table:table-cell office:value-type="float" office:value="6290321" table:style-name="ce35">
            <text:p>6.290.321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4411461391107723" table:style-name="ce36">
            <text:p>84,4%</text:p>
          </table:table-cell>
          <table:table-cell office:value-type="percentage" office:value="0.74314928705612238" table:style-name="ce36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658" table:style-name="ce38">
            <text:p>99.658</text:p>
          </table:table-cell>
          <table:table-cell office:value-type="percentage" office:value="1" table:style-name="ce39">
            <text:p>100,0%</text:p>
          </table:table-cell>
          <table:table-cell office:value-type="float" office:value="118150" table:style-name="ce38">
            <text:p>118.150</text:p>
          </table:table-cell>
          <table:table-cell office:value-type="percentage" office:value="0.99323273506788279" table:style-name="ce39">
            <text:p>99,3%</text:p>
          </table:table-cell>
          <table:table-cell office:value-type="float" office:value="151023" table:style-name="ce38">
            <text:p>151.023</text:p>
          </table:table-cell>
          <table:table-cell office:value-type="percentage" office:value="0.9658239909955425" table:style-name="ce39">
            <text:p>96,6%</text:p>
          </table:table-cell>
          <table:table-cell office:value-type="float" office:value="181688" table:style-name="ce38">
            <text:p>181.688</text:p>
          </table:table-cell>
          <table:table-cell office:value-type="percentage" office:value="0.91638505845682061" table:style-name="ce39">
            <text:p>91,6%</text:p>
          </table:table-cell>
          <table:table-cell office:value-type="float" office:value="180624" table:style-name="ce38">
            <text:p>180.624</text:p>
          </table:table-cell>
          <table:table-cell office:value-type="percentage" office:value="0.84033441424005439" table:style-name="ce39">
            <text:p>84,0%</text:p>
          </table:table-cell>
          <table:table-cell office:value-type="float" office:value="113738" table:style-name="ce38">
            <text:p>113.738</text:p>
          </table:table-cell>
          <table:table-cell office:value-type="percentage" office:value="0.69231705683990119" table:style-name="ce39">
            <text:p>69,2%</text:p>
          </table:table-cell>
          <table:table-cell office:value-type="float" office:value="89799" table:style-name="ce38">
            <text:p>89.799</text:p>
          </table:table-cell>
          <table:table-cell office:value-type="percentage" office:value="0.68863735707548257" table:style-name="ce39">
            <text:p>68,9%</text:p>
          </table:table-cell>
          <table:table-cell office:value-type="float" office:value="57185" table:style-name="ce38">
            <text:p>57.185</text:p>
          </table:table-cell>
          <table:table-cell office:value-type="percentage" office:value="0.55460726027795826" table:style-name="ce39">
            <text:p>55,5%</text:p>
          </table:table-cell>
          <table:table-cell office:value-type="float" office:value="991865" table:style-name="ce38">
            <text:p>991.86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3692223832916779" table:style-name="ce39">
            <text:p>83,7%</text:p>
          </table:table-cell>
          <table:table-cell office:value-type="percentage" office:value="0.74610479535366192" table:style-name="ce39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907" table:style-name="ce38">
            <text:p>87.907</text:p>
          </table:table-cell>
          <table:table-cell office:value-type="percentage" office:value="1" table:style-name="ce39">
            <text:p>100,0%</text:p>
          </table:table-cell>
          <table:table-cell office:value-type="float" office:value="113680" table:style-name="ce38">
            <text:p>113.680</text:p>
          </table:table-cell>
          <table:table-cell office:value-type="percentage" office:value="1" table:style-name="ce39">
            <text:p>100,0%</text:p>
          </table:table-cell>
          <table:table-cell office:value-type="float" office:value="145711" table:style-name="ce38">
            <text:p>145.711</text:p>
          </table:table-cell>
          <table:table-cell office:value-type="percentage" office:value="0.97366557079090155" table:style-name="ce39">
            <text:p>97,4%</text:p>
          </table:table-cell>
          <table:table-cell office:value-type="float" office:value="151175" table:style-name="ce38">
            <text:p>151.175</text:p>
          </table:table-cell>
          <table:table-cell office:value-type="percentage" office:value="0.92947831166036454" table:style-name="ce39">
            <text:p>92,9%</text:p>
          </table:table-cell>
          <table:table-cell office:value-type="float" office:value="147328" table:style-name="ce38">
            <text:p>147.328</text:p>
          </table:table-cell>
          <table:table-cell office:value-type="percentage" office:value="0.88224057295814795" table:style-name="ce39">
            <text:p>88,2%</text:p>
          </table:table-cell>
          <table:table-cell office:value-type="float" office:value="84775" table:style-name="ce38">
            <text:p>84.775</text:p>
          </table:table-cell>
          <table:table-cell office:value-type="percentage" office:value="0.74070999816515359" table:style-name="ce39">
            <text:p>74,1%</text:p>
          </table:table-cell>
          <table:table-cell office:value-type="float" office:value="58452" table:style-name="ce38">
            <text:p>58.452</text:p>
          </table:table-cell>
          <table:table-cell office:value-type="percentage" office:value="0.73886058828734313" table:style-name="ce39">
            <text:p>73,9%</text:p>
          </table:table-cell>
          <table:table-cell office:value-type="float" office:value="37285" table:style-name="ce38">
            <text:p>37.285</text:p>
          </table:table-cell>
          <table:table-cell office:value-type="percentage" office:value="0.58257812499999995" table:style-name="ce39">
            <text:p>58,3%</text:p>
          </table:table-cell>
          <table:table-cell office:value-type="float" office:value="826313" table:style-name="ce38">
            <text:p>826.31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8477257858483582" table:style-name="ce39">
            <text:p>88,5%</text:p>
          </table:table-cell>
          <table:table-cell office:value-type="percentage" office:value="0.81107771617928826" table:style-name="ce3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605" table:style-name="ce38">
            <text:p>50.605</text:p>
          </table:table-cell>
          <table:table-cell office:value-type="percentage" office:value="1" table:style-name="ce39">
            <text:p>100,0%</text:p>
          </table:table-cell>
          <table:table-cell office:value-type="float" office:value="78349" table:style-name="ce38">
            <text:p>78.349</text:p>
          </table:table-cell>
          <table:table-cell office:value-type="percentage" office:value="0.97308609468925433" table:style-name="ce39">
            <text:p>97,3%</text:p>
          </table:table-cell>
          <table:table-cell office:value-type="float" office:value="107185" table:style-name="ce38">
            <text:p>107.185</text:p>
          </table:table-cell>
          <table:table-cell office:value-type="percentage" office:value="0.91430594296730383" table:style-name="ce39">
            <text:p>91,4%</text:p>
          </table:table-cell>
          <table:table-cell office:value-type="float" office:value="144918" table:style-name="ce38">
            <text:p>144.918</text:p>
          </table:table-cell>
          <table:table-cell office:value-type="percentage" office:value="0.87406889147572031" table:style-name="ce39">
            <text:p>87,4%</text:p>
          </table:table-cell>
          <table:table-cell office:value-type="float" office:value="158063" table:style-name="ce38">
            <text:p>158.063</text:p>
          </table:table-cell>
          <table:table-cell office:value-type="percentage" office:value="0.76665599596453449" table:style-name="ce39">
            <text:p>76,7%</text:p>
          </table:table-cell>
          <table:table-cell office:value-type="float" office:value="112036" table:style-name="ce38">
            <text:p>112.036</text:p>
          </table:table-cell>
          <table:table-cell office:value-type="percentage" office:value="0.61495057276314991" table:style-name="ce39">
            <text:p>61,5%</text:p>
          </table:table-cell>
          <table:table-cell office:value-type="float" office:value="83160" table:style-name="ce38">
            <text:p>83.160</text:p>
          </table:table-cell>
          <table:table-cell office:value-type="percentage" office:value="0.60286207246523904" table:style-name="ce39">
            <text:p>60,3%</text:p>
          </table:table-cell>
          <table:table-cell office:value-type="float" office:value="60675" table:style-name="ce38">
            <text:p>60.675</text:p>
          </table:table-cell>
          <table:table-cell office:value-type="percentage" office:value="0.63547339757017174" table:style-name="ce39">
            <text:p>63,5%</text:p>
          </table:table-cell>
          <table:table-cell office:value-type="float" office:value="794991" table:style-name="ce38">
            <text:p>794.99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6820596269858832" table:style-name="ce39">
            <text:p>76,8%</text:p>
          </table:table-cell>
          <table:table-cell office:value-type="percentage" office:value="0.6785845675318789" table:style-name="ce39">
            <text:p>67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362" table:style-name="ce38">
            <text:p>91.362</text:p>
          </table:table-cell>
          <table:table-cell office:value-type="percentage" office:value="1" table:style-name="ce39">
            <text:p>100,0%</text:p>
          </table:table-cell>
          <table:table-cell office:value-type="float" office:value="149483" table:style-name="ce38">
            <text:p>149.483</text:p>
          </table:table-cell>
          <table:table-cell office:value-type="percentage" office:value="0.96733341530178407" table:style-name="ce39">
            <text:p>96,7%</text:p>
          </table:table-cell>
          <table:table-cell office:value-type="float" office:value="215479" table:style-name="ce38">
            <text:p>215.479</text:p>
          </table:table-cell>
          <table:table-cell office:value-type="percentage" office:value="0.91657308628111545" table:style-name="ce39">
            <text:p>91,7%</text:p>
          </table:table-cell>
          <table:table-cell office:value-type="float" office:value="314552" table:style-name="ce38">
            <text:p>314.552</text:p>
          </table:table-cell>
          <table:table-cell office:value-type="percentage" office:value="0.89740722143607066" table:style-name="ce39">
            <text:p>89,7%</text:p>
          </table:table-cell>
          <table:table-cell office:value-type="float" office:value="307051" table:style-name="ce38">
            <text:p>307.051</text:p>
          </table:table-cell>
          <table:table-cell office:value-type="percentage" office:value="0.79152359740567735" table:style-name="ce39">
            <text:p>79,2%</text:p>
          </table:table-cell>
          <table:table-cell office:value-type="float" office:value="210160" table:style-name="ce38">
            <text:p>210.160</text:p>
          </table:table-cell>
          <table:table-cell office:value-type="percentage" office:value="0.67589906539651501" table:style-name="ce39">
            <text:p>67,6%</text:p>
          </table:table-cell>
          <table:table-cell office:value-type="float" office:value="164122" table:style-name="ce38">
            <text:p>164.122</text:p>
          </table:table-cell>
          <table:table-cell office:value-type="percentage" office:value="0.65192970748526302" table:style-name="ce39">
            <text:p>65,2%</text:p>
          </table:table-cell>
          <table:table-cell office:value-type="float" office:value="114887" table:style-name="ce38">
            <text:p>114.887</text:p>
          </table:table-cell>
          <table:table-cell office:value-type="percentage" office:value="0.63898174051847356" table:style-name="ce39">
            <text:p>63,9%</text:p>
          </table:table-cell>
          <table:table-cell office:value-type="float" office:value="1567096" table:style-name="ce38">
            <text:p>1.567.096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9922316391384218" table:style-name="ce39">
            <text:p>79,9%</text:p>
          </table:table-cell>
          <table:table-cell office:value-type="percentage" office:value="0.72018868063266106" table:style-name="ce39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927" table:style-name="ce38">
            <text:p>41.927</text:p>
          </table:table-cell>
          <table:table-cell office:value-type="percentage" office:value="1" table:style-name="ce39">
            <text:p>100,0%</text:p>
          </table:table-cell>
          <table:table-cell office:value-type="float" office:value="55682" table:style-name="ce38">
            <text:p>55.682</text:p>
          </table:table-cell>
          <table:table-cell office:value-type="percentage" office:value="1" table:style-name="ce39">
            <text:p>100,0%</text:p>
          </table:table-cell>
          <table:table-cell office:value-type="float" office:value="75121" table:style-name="ce38">
            <text:p>75.121</text:p>
          </table:table-cell>
          <table:table-cell office:value-type="percentage" office:value="0.97124571724093345" table:style-name="ce39">
            <text:p>97,1%</text:p>
          </table:table-cell>
          <table:table-cell office:value-type="float" office:value="82008" table:style-name="ce38">
            <text:p>82.008</text:p>
          </table:table-cell>
          <table:table-cell office:value-type="percentage" office:value="0.91156462585034015" table:style-name="ce39">
            <text:p>91,2%</text:p>
          </table:table-cell>
          <table:table-cell office:value-type="float" office:value="84047" table:style-name="ce38">
            <text:p>84.047</text:p>
          </table:table-cell>
          <table:table-cell office:value-type="percentage" office:value="0.85964876392312495" table:style-name="ce39">
            <text:p>86,0%</text:p>
          </table:table-cell>
          <table:table-cell office:value-type="float" office:value="46202" table:style-name="ce38">
            <text:p>46.202</text:p>
          </table:table-cell>
          <table:table-cell office:value-type="percentage" office:value="0.65559859804464116" table:style-name="ce39">
            <text:p>65,6%</text:p>
          </table:table-cell>
          <table:table-cell office:value-type="float" office:value="30357" table:style-name="ce38">
            <text:p>30.357</text:p>
          </table:table-cell>
          <table:table-cell office:value-type="percentage" office:value="0.60106920106920103" table:style-name="ce39">
            <text:p>60,1%</text:p>
          </table:table-cell>
          <table:table-cell office:value-type="float" office:value="8244" table:style-name="ce38">
            <text:p>8.244</text:p>
          </table:table-cell>
          <table:table-cell office:value-type="percentage" office:value="0.18752132475035826" table:style-name="ce39">
            <text:p>18,8%</text:p>
          </table:table-cell>
          <table:table-cell office:value-type="float" office:value="423588" table:style-name="ce38">
            <text:p>423.588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0817817055789909" table:style-name="ce39">
            <text:p>80,8%</text:p>
          </table:table-cell>
          <table:table-cell office:value-type="percentage" office:value="0.72668445115413316" table:style-name="ce39">
            <text:p>72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316" table:style-name="ce38">
            <text:p>226.316</text:p>
          </table:table-cell>
          <table:table-cell office:value-type="percentage" office:value="1" table:style-name="ce39">
            <text:p>100,0%</text:p>
          </table:table-cell>
          <table:table-cell office:value-type="float" office:value="248487" table:style-name="ce38">
            <text:p>248.487</text:p>
          </table:table-cell>
          <table:table-cell office:value-type="percentage" office:value="1" table:style-name="ce39">
            <text:p>100,0%</text:p>
          </table:table-cell>
          <table:table-cell office:value-type="float" office:value="311809" table:style-name="ce38">
            <text:p>311.809</text:p>
          </table:table-cell>
          <table:table-cell office:value-type="percentage" office:value="0.97876167307541395" table:style-name="ce39">
            <text:p>97,9%</text:p>
          </table:table-cell>
          <table:table-cell office:value-type="float" office:value="343020" table:style-name="ce38">
            <text:p>343.020</text:p>
          </table:table-cell>
          <table:table-cell office:value-type="percentage" office:value="0.89990161999081786" table:style-name="ce39">
            <text:p>90,0%</text:p>
          </table:table-cell>
          <table:table-cell office:value-type="float" office:value="307482" table:style-name="ce38">
            <text:p>307.482</text:p>
          </table:table-cell>
          <table:table-cell office:value-type="percentage" office:value="0.8463467334608662" table:style-name="ce39">
            <text:p>84,6%</text:p>
          </table:table-cell>
          <table:table-cell office:value-type="float" office:value="194001" table:style-name="ce38">
            <text:p>194.001</text:p>
          </table:table-cell>
          <table:table-cell office:value-type="percentage" office:value="0.72447093355440784" table:style-name="ce39">
            <text:p>72,4%</text:p>
          </table:table-cell>
          <table:table-cell office:value-type="float" office:value="143832" table:style-name="ce38">
            <text:p>143.832</text:p>
          </table:table-cell>
          <table:table-cell office:value-type="percentage" office:value="0.68164886306550521" table:style-name="ce39">
            <text:p>68,2%</text:p>
          </table:table-cell>
          <table:table-cell office:value-type="float" office:value="52912" table:style-name="ce38">
            <text:p>52.912</text:p>
          </table:table-cell>
          <table:table-cell office:value-type="percentage" office:value="0.32001548305935573" table:style-name="ce39">
            <text:p>32,0%</text:p>
          </table:table-cell>
          <table:table-cell office:value-type="float" office:value="1827859" table:style-name="ce38">
            <text:p>1.827.85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3991107651546026" table:style-name="ce39">
            <text:p>84,0%</text:p>
          </table:table-cell>
          <table:table-cell office:value-type="percentage" office:value="0.76322404357894513" table:style-name="ce39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605" table:style-name="ce38">
            <text:p>135.605</text:p>
          </table:table-cell>
          <table:table-cell office:value-type="percentage" office:value="1" table:style-name="ce39">
            <text:p>100,0%</text:p>
          </table:table-cell>
          <table:table-cell office:value-type="float" office:value="156539" table:style-name="ce38">
            <text:p>156.539</text:p>
          </table:table-cell>
          <table:table-cell office:value-type="percentage" office:value="0.98389702138892909" table:style-name="ce39">
            <text:p>98,4%</text:p>
          </table:table-cell>
          <table:table-cell office:value-type="float" office:value="212984" table:style-name="ce38">
            <text:p>212.984</text:p>
          </table:table-cell>
          <table:table-cell office:value-type="percentage" office:value="0.97500503561553531" table:style-name="ce39">
            <text:p>97,5%</text:p>
          </table:table-cell>
          <table:table-cell office:value-type="float" office:value="274545" table:style-name="ce38">
            <text:p>274.545</text:p>
          </table:table-cell>
          <table:table-cell office:value-type="percentage" office:value="0.89289315007903003" table:style-name="ce39">
            <text:p>89,3%</text:p>
          </table:table-cell>
          <table:table-cell office:value-type="float" office:value="271022" table:style-name="ce38">
            <text:p>271.022</text:p>
          </table:table-cell>
          <table:table-cell office:value-type="percentage" office:value="0.81977586545878012" table:style-name="ce39">
            <text:p>82,0%</text:p>
          </table:table-cell>
          <table:table-cell office:value-type="float" office:value="185430" table:style-name="ce38">
            <text:p>185.430</text:p>
          </table:table-cell>
          <table:table-cell office:value-type="percentage" office:value="0.69736480870700002" table:style-name="ce39">
            <text:p>69,7%</text:p>
          </table:table-cell>
          <table:table-cell office:value-type="float" office:value="146367" table:style-name="ce38">
            <text:p>146.367</text:p>
          </table:table-cell>
          <table:table-cell office:value-type="percentage" office:value="0.67113426170049839" table:style-name="ce39">
            <text:p>67,1%</text:p>
          </table:table-cell>
          <table:table-cell office:value-type="float" office:value="90437" table:style-name="ce38">
            <text:p>90.437</text:p>
          </table:table-cell>
          <table:table-cell office:value-type="percentage" office:value="0.51983652541788339" table:style-name="ce39">
            <text:p>52,0%</text:p>
          </table:table-cell>
          <table:table-cell office:value-type="float" office:value="1472929" table:style-name="ce38">
            <text:p>1.472.929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1432000725349185" table:style-name="ce39">
            <text:p>81,4%</text:p>
          </table:table-cell>
          <table:table-cell office:value-type="percentage" office:value="0.72018085087137285" table:style-name="ce39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1613" table:style-name="ce38">
            <text:p>451.613</text:p>
          </table:table-cell>
          <table:table-cell office:value-type="percentage" office:value="1" table:style-name="ce39">
            <text:p>100,0%</text:p>
          </table:table-cell>
          <table:table-cell office:value-type="float" office:value="612286" table:style-name="ce38">
            <text:p>612.286</text:p>
          </table:table-cell>
          <table:table-cell office:value-type="percentage" office:value="0.9637867311409557" table:style-name="ce39">
            <text:p>96,4%</text:p>
          </table:table-cell>
          <table:table-cell office:value-type="float" office:value="780672" table:style-name="ce38">
            <text:p>780.672</text:p>
          </table:table-cell>
          <table:table-cell office:value-type="percentage" office:value="0.93205218819843738" table:style-name="ce39">
            <text:p>93,2%</text:p>
          </table:table-cell>
          <table:table-cell office:value-type="float" office:value="998908" table:style-name="ce38">
            <text:p>998.908</text:p>
          </table:table-cell>
          <table:table-cell office:value-type="percentage" office:value="0.91493524336404775" table:style-name="ce39">
            <text:p>91,5%</text:p>
          </table:table-cell>
          <table:table-cell office:value-type="float" office:value="1075014" table:style-name="ce38">
            <text:p>1.075.014</text:p>
          </table:table-cell>
          <table:table-cell office:value-type="percentage" office:value="0.81641155719932712" table:style-name="ce39">
            <text:p>81,6%</text:p>
          </table:table-cell>
          <table:table-cell office:value-type="float" office:value="678985" table:style-name="ce38">
            <text:p>678.985</text:p>
          </table:table-cell>
          <table:table-cell office:value-type="percentage" office:value="0.64996285844472612" table:style-name="ce39">
            <text:p>65,0%</text:p>
          </table:table-cell>
          <table:table-cell office:value-type="float" office:value="521879" table:style-name="ce38">
            <text:p>521.879</text:p>
          </table:table-cell>
          <table:table-cell office:value-type="percentage" office:value="0.62207322378968577" table:style-name="ce39">
            <text:p>62,2%</text:p>
          </table:table-cell>
          <table:table-cell office:value-type="float" office:value="366538" table:style-name="ce38">
            <text:p>366.538</text:p>
          </table:table-cell>
          <table:table-cell office:value-type="percentage" office:value="0.55860559675447985" table:style-name="ce39">
            <text:p>55,9%</text:p>
          </table:table-cell>
          <table:table-cell office:value-type="float" office:value="5485895" table:style-name="ce38">
            <text:p>5.485.89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9871978172373026" table:style-name="ce39">
            <text:p>79,9%</text:p>
          </table:table-cell>
          <table:table-cell office:value-type="percentage" office:value="0.70508448130250079" table:style-name="ce39">
            <text:p>70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408" table:style-name="ce38">
            <text:p>292.408</text:p>
          </table:table-cell>
          <table:table-cell office:value-type="percentage" office:value="1" table:style-name="ce39">
            <text:p>100,0%</text:p>
          </table:table-cell>
          <table:table-cell office:value-type="float" office:value="430394" table:style-name="ce38">
            <text:p>430.394</text:p>
          </table:table-cell>
          <table:table-cell office:value-type="percentage" office:value="0.98294439800667788" table:style-name="ce39">
            <text:p>98,3%</text:p>
          </table:table-cell>
          <table:table-cell office:value-type="float" office:value="552239" table:style-name="ce38">
            <text:p>552.239</text:p>
          </table:table-cell>
          <table:table-cell office:value-type="percentage" office:value="0.95094260996542268" table:style-name="ce39">
            <text:p>95,1%</text:p>
          </table:table-cell>
          <table:table-cell office:value-type="float" office:value="703710" table:style-name="ce38">
            <text:p>703.710</text:p>
          </table:table-cell>
          <table:table-cell office:value-type="percentage" office:value="0.93536913126350796" table:style-name="ce39">
            <text:p>93,5%</text:p>
          </table:table-cell>
          <table:table-cell office:value-type="float" office:value="729437" table:style-name="ce38">
            <text:p>729.437</text:p>
          </table:table-cell>
          <table:table-cell office:value-type="percentage" office:value="0.85656091912990784" table:style-name="ce39">
            <text:p>85,7%</text:p>
          </table:table-cell>
          <table:table-cell office:value-type="float" office:value="456321" table:style-name="ce38">
            <text:p>456.321</text:p>
          </table:table-cell>
          <table:table-cell office:value-type="percentage" office:value="0.70337521329183872" table:style-name="ce39">
            <text:p>70,3%</text:p>
          </table:table-cell>
          <table:table-cell office:value-type="float" office:value="357609" table:style-name="ce38">
            <text:p>357.609</text:p>
          </table:table-cell>
          <table:table-cell office:value-type="percentage" office:value="0.69287150812011022" table:style-name="ce39">
            <text:p>69,3%</text:p>
          </table:table-cell>
          <table:table-cell office:value-type="float" office:value="256903" table:style-name="ce38">
            <text:p>256.903</text:p>
          </table:table-cell>
          <table:table-cell office:value-type="percentage" office:value="0.60514544285340766" table:style-name="ce39">
            <text:p>60,5%</text:p>
          </table:table-cell>
          <table:table-cell office:value-type="float" office:value="3779021" table:style-name="ce38">
            <text:p>3.779.02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4194174437150926" table:style-name="ce39">
            <text:p>84,2%</text:p>
          </table:table-cell>
          <table:table-cell office:value-type="percentage" office:value="0.74723298927324233" table:style-name="ce39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135" table:style-name="ce38">
            <text:p>77.135</text:p>
          </table:table-cell>
          <table:table-cell office:value-type="percentage" office:value="1" table:style-name="ce39">
            <text:p>100,0%</text:p>
          </table:table-cell>
          <table:table-cell office:value-type="float" office:value="95119" table:style-name="ce38">
            <text:p>95.119</text:p>
          </table:table-cell>
          <table:table-cell office:value-type="percentage" office:value="1" table:style-name="ce39">
            <text:p>100,0%</text:p>
          </table:table-cell>
          <table:table-cell office:value-type="float" office:value="129965" table:style-name="ce38">
            <text:p>129.965</text:p>
          </table:table-cell>
          <table:table-cell office:value-type="percentage" office:value="1.0372554809771981" table:style-name="ce39">
            <text:p>103,7%</text:p>
          </table:table-cell>
          <table:table-cell office:value-type="float" office:value="159103" table:style-name="ce38">
            <text:p>159.103</text:p>
          </table:table-cell>
          <table:table-cell office:value-type="percentage" office:value="0.94023614788199694" table:style-name="ce39">
            <text:p>94,0%</text:p>
          </table:table-cell>
          <table:table-cell office:value-type="float" office:value="142588" table:style-name="ce38">
            <text:p>142.588</text:p>
          </table:table-cell>
          <table:table-cell office:value-type="percentage" office:value="0.89400228221751288" table:style-name="ce39">
            <text:p>89,4%</text:p>
          </table:table-cell>
          <table:table-cell office:value-type="float" office:value="105898" table:style-name="ce38">
            <text:p>105.898</text:p>
          </table:table-cell>
          <table:table-cell office:value-type="percentage" office:value="0.79336824519212756" table:style-name="ce39">
            <text:p>79,3%</text:p>
          </table:table-cell>
          <table:table-cell office:value-type="float" office:value="79639" table:style-name="ce38">
            <text:p>79.639</text:p>
          </table:table-cell>
          <table:table-cell office:value-type="percentage" office:value="0.7027797387927992" table:style-name="ce39">
            <text:p>70,3%</text:p>
          </table:table-cell>
          <table:table-cell office:value-type="float" office:value="38315" table:style-name="ce38">
            <text:p>38.315</text:p>
          </table:table-cell>
          <table:table-cell office:value-type="percentage" office:value="0.45209439528023598" table:style-name="ce39">
            <text:p>45,2%</text:p>
          </table:table-cell>
          <table:table-cell office:value-type="float" office:value="827762" table:style-name="ce38">
            <text:p>827.76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6818741038998903" table:style-name="ce39">
            <text:p>86,8%</text:p>
          </table:table-cell>
          <table:table-cell office:value-type="percentage" office:value="0.77798130992201975" table:style-name="ce3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028" table:style-name="ce38">
            <text:p>240.028</text:p>
          </table:table-cell>
          <table:table-cell office:value-type="percentage" office:value="1" table:style-name="ce39">
            <text:p>100,0%</text:p>
          </table:table-cell>
          <table:table-cell office:value-type="float" office:value="289338" table:style-name="ce38">
            <text:p>289.338</text:p>
          </table:table-cell>
          <table:table-cell office:value-type="percentage" office:value="0.9985367301440492" table:style-name="ce39">
            <text:p>99,9%</text:p>
          </table:table-cell>
          <table:table-cell office:value-type="float" office:value="340734" table:style-name="ce38">
            <text:p>340.734</text:p>
          </table:table-cell>
          <table:table-cell office:value-type="percentage" office:value="0.98214898235075387" table:style-name="ce39">
            <text:p>98,2%</text:p>
          </table:table-cell>
          <table:table-cell office:value-type="float" office:value="385341" table:style-name="ce38">
            <text:p>385.341</text:p>
          </table:table-cell>
          <table:table-cell office:value-type="percentage" office:value="0.94937532182443973" table:style-name="ce39">
            <text:p>94,9%</text:p>
          </table:table-cell>
          <table:table-cell office:value-type="float" office:value="397639" table:style-name="ce38">
            <text:p>397.639</text:p>
          </table:table-cell>
          <table:table-cell office:value-type="percentage" office:value="0.89715740003294064" table:style-name="ce39">
            <text:p>89,7%</text:p>
          </table:table-cell>
          <table:table-cell office:value-type="float" office:value="244767" table:style-name="ce38">
            <text:p>244.767</text:p>
          </table:table-cell>
          <table:table-cell office:value-type="percentage" office:value="0.75683656557660917" table:style-name="ce39">
            <text:p>75,7%</text:p>
          </table:table-cell>
          <table:table-cell office:value-type="float" office:value="174509" table:style-name="ce38">
            <text:p>174.509</text:p>
          </table:table-cell>
          <table:table-cell office:value-type="percentage" office:value="0.75551235815932916" table:style-name="ce39">
            <text:p>75,6%</text:p>
          </table:table-cell>
          <table:table-cell office:value-type="float" office:value="52780" table:style-name="ce38">
            <text:p>52.780</text:p>
          </table:table-cell>
          <table:table-cell office:value-type="percentage" office:value="0.29321081957923856" table:style-name="ce39">
            <text:p>29,3%</text:p>
          </table:table-cell>
          <table:table-cell office:value-type="float" office:value="2125136" table:style-name="ce38">
            <text:p>2.125.13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6581323994284776" table:style-name="ce39">
            <text:p>86,6%</text:p>
          </table:table-cell>
          <table:table-cell office:value-type="percentage" office:value="0.78655750070600583" table:style-name="ce3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20" table:style-name="ce38">
            <text:p>23.120</text:p>
          </table:table-cell>
          <table:table-cell office:value-type="percentage" office:value="1" table:style-name="ce39">
            <text:p>100,0%</text:p>
          </table:table-cell>
          <table:table-cell office:value-type="float" office:value="28494" table:style-name="ce38">
            <text:p>28.494</text:p>
          </table:table-cell>
          <table:table-cell office:value-type="percentage" office:value="1" table:style-name="ce39">
            <text:p>100,0%</text:p>
          </table:table-cell>
          <table:table-cell office:value-type="float" office:value="37051" table:style-name="ce38">
            <text:p>37.051</text:p>
          </table:table-cell>
          <table:table-cell office:value-type="percentage" office:value="0.98231613553210673" table:style-name="ce39">
            <text:p>98,2%</text:p>
          </table:table-cell>
          <table:table-cell office:value-type="float" office:value="44135" table:style-name="ce38">
            <text:p>44.135</text:p>
          </table:table-cell>
          <table:table-cell office:value-type="percentage" office:value="0.92596089291708628" table:style-name="ce39">
            <text:p>92,6%</text:p>
          </table:table-cell>
          <table:table-cell office:value-type="float" office:value="45450" table:style-name="ce38">
            <text:p>45.450</text:p>
          </table:table-cell>
          <table:table-cell office:value-type="percentage" office:value="0.85840557538670748" table:style-name="ce39">
            <text:p>85,8%</text:p>
          </table:table-cell>
          <table:table-cell office:value-type="float" office:value="27684" table:style-name="ce38">
            <text:p>27.684</text:p>
          </table:table-cell>
          <table:table-cell office:value-type="percentage" office:value="0.70408708258094055" table:style-name="ce39">
            <text:p>70,4%</text:p>
          </table:table-cell>
          <table:table-cell office:value-type="float" office:value="19183" table:style-name="ce38">
            <text:p>19.183</text:p>
          </table:table-cell>
          <table:table-cell office:value-type="percentage" office:value="0.62981811018451639" table:style-name="ce39">
            <text:p>63,0%</text:p>
          </table:table-cell>
          <table:table-cell office:value-type="float" office:value="12298" table:style-name="ce38">
            <text:p>12.298</text:p>
          </table:table-cell>
          <table:table-cell office:value-type="percentage" office:value="0.48167006109979632" table:style-name="ce39">
            <text:p>48,2%</text:p>
          </table:table-cell>
          <table:table-cell office:value-type="float" office:value="237415" table:style-name="ce38">
            <text:p>237.415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3605662569989792" table:style-name="ce39">
            <text:p>83,6%</text:p>
          </table:table-cell>
          <table:table-cell office:value-type="percentage" office:value="0.74212132010477816" table:style-name="ce39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828" table:style-name="ce38">
            <text:p>369.828</text:p>
          </table:table-cell>
          <table:table-cell office:value-type="percentage" office:value="1" table:style-name="ce39">
            <text:p>100,0%</text:p>
          </table:table-cell>
          <table:table-cell office:value-type="float" office:value="506895" table:style-name="ce38">
            <text:p>506.895</text:p>
          </table:table-cell>
          <table:table-cell office:value-type="percentage" office:value="0.9635303308806058" table:style-name="ce39">
            <text:p>96,4%</text:p>
          </table:table-cell>
          <table:table-cell office:value-type="float" office:value="672551" table:style-name="ce38">
            <text:p>672.551</text:p>
          </table:table-cell>
          <table:table-cell office:value-type="percentage" office:value="0.95624769842590107" table:style-name="ce39">
            <text:p>95,6%</text:p>
          </table:table-cell>
          <table:table-cell office:value-type="float" office:value="917686" table:style-name="ce38">
            <text:p>917.686</text:p>
          </table:table-cell>
          <table:table-cell office:value-type="percentage" office:value="0.94336146910462049" table:style-name="ce39">
            <text:p>94,3%</text:p>
          </table:table-cell>
          <table:table-cell office:value-type="float" office:value="975898" table:style-name="ce38">
            <text:p>975.898</text:p>
          </table:table-cell>
          <table:table-cell office:value-type="percentage" office:value="0.8369830810543315" table:style-name="ce39">
            <text:p>83,7%</text:p>
          </table:table-cell>
          <table:table-cell office:value-type="float" office:value="651538" table:style-name="ce38">
            <text:p>651.538</text:p>
          </table:table-cell>
          <table:table-cell office:value-type="percentage" office:value="0.68608946548165617" table:style-name="ce39">
            <text:p>68,6%</text:p>
          </table:table-cell>
          <table:table-cell office:value-type="float" office:value="477175" table:style-name="ce38">
            <text:p>477.175</text:p>
          </table:table-cell>
          <table:table-cell office:value-type="percentage" office:value="0.64268157177009322" table:style-name="ce39">
            <text:p>64,3%</text:p>
          </table:table-cell>
          <table:table-cell office:value-type="float" office:value="244126" table:style-name="ce38">
            <text:p>244.126</text:p>
          </table:table-cell>
          <table:table-cell office:value-type="percentage" office:value="0.44102525192306996" table:style-name="ce39">
            <text:p>44,1%</text:p>
          </table:table-cell>
          <table:table-cell office:value-type="float" office:value="4815697" table:style-name="ce38">
            <text:p>4.815.69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0557841275342978" table:style-name="ce39">
            <text:p>80,6%</text:p>
          </table:table-cell>
          <table:table-cell office:value-type="percentage" office:value="0.71029152693967801" table:style-name="ce39">
            <text:p>71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623" table:style-name="ce38">
            <text:p>72.623</text:p>
          </table:table-cell>
          <table:table-cell office:value-type="percentage" office:value="1" table:style-name="ce39">
            <text:p>100,0%</text:p>
          </table:table-cell>
          <table:table-cell office:value-type="float" office:value="100343" table:style-name="ce38">
            <text:p>100.343</text:p>
          </table:table-cell>
          <table:table-cell office:value-type="percentage" office:value="0.97516010845586454" table:style-name="ce39">
            <text:p>97,5%</text:p>
          </table:table-cell>
          <table:table-cell office:value-type="float" office:value="141893" table:style-name="ce38">
            <text:p>141.893</text:p>
          </table:table-cell>
          <table:table-cell office:value-type="percentage" office:value="0.96585641451510795" table:style-name="ce39">
            <text:p>96,6%</text:p>
          </table:table-cell>
          <table:table-cell office:value-type="float" office:value="201671" table:style-name="ce38">
            <text:p>201.671</text:p>
          </table:table-cell>
          <table:table-cell office:value-type="percentage" office:value="0.94567561991221816" table:style-name="ce39">
            <text:p>94,6%</text:p>
          </table:table-cell>
          <table:table-cell office:value-type="float" office:value="219893" table:style-name="ce38">
            <text:p>219.893</text:p>
          </table:table-cell>
          <table:table-cell office:value-type="percentage" office:value="0.86518569230829767" table:style-name="ce39">
            <text:p>86,5%</text:p>
          </table:table-cell>
          <table:table-cell office:value-type="float" office:value="149364" table:style-name="ce38">
            <text:p>149.364</text:p>
          </table:table-cell>
          <table:table-cell office:value-type="percentage" office:value="0.71465002894695295" table:style-name="ce39">
            <text:p>71,5%</text:p>
          </table:table-cell>
          <table:table-cell office:value-type="float" office:value="119486" table:style-name="ce38">
            <text:p>119.486</text:p>
          </table:table-cell>
          <table:table-cell office:value-type="percentage" office:value="0.69368584831173652" table:style-name="ce39">
            <text:p>69,4%</text:p>
          </table:table-cell>
          <table:table-cell office:value-type="float" office:value="90435" table:style-name="ce38">
            <text:p>90.435</text:p>
          </table:table-cell>
          <table:table-cell office:value-type="percentage" office:value="0.63734195949088757" table:style-name="ce39">
            <text:p>63,7%</text:p>
          </table:table-cell>
          <table:table-cell office:value-type="float" office:value="1095708" table:style-name="ce38">
            <text:p>1.095.708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3633085700197762" table:style-name="ce39">
            <text:p>83,6%</text:p>
          </table:table-cell>
          <table:table-cell office:value-type="percentage" office:value="0.72503376341851888" table:style-name="ce39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051" table:style-name="ce38">
            <text:p>42.051</text:p>
          </table:table-cell>
          <table:table-cell office:value-type="percentage" office:value="1" table:style-name="ce39">
            <text:p>100,0%</text:p>
          </table:table-cell>
          <table:table-cell office:value-type="float" office:value="55639" table:style-name="ce38">
            <text:p>55.639</text:p>
          </table:table-cell>
          <table:table-cell office:value-type="percentage" office:value="0.99725767135073129" table:style-name="ce39">
            <text:p>99,7%</text:p>
          </table:table-cell>
          <table:table-cell office:value-type="float" office:value="70946" table:style-name="ce38">
            <text:p>70.946</text:p>
          </table:table-cell>
          <table:table-cell office:value-type="percentage" office:value="0.96075510535723962" table:style-name="ce39">
            <text:p>96,1%</text:p>
          </table:table-cell>
          <table:table-cell office:value-type="float" office:value="90107" table:style-name="ce38">
            <text:p>90.107</text:p>
          </table:table-cell>
          <table:table-cell office:value-type="percentage" office:value="0.93187788280555151" table:style-name="ce39">
            <text:p>93,2%</text:p>
          </table:table-cell>
          <table:table-cell office:value-type="float" office:value="91840" table:style-name="ce38">
            <text:p>91.840</text:p>
          </table:table-cell>
          <table:table-cell office:value-type="percentage" office:value="0.85035462306253584" table:style-name="ce39">
            <text:p>85,0%</text:p>
          </table:table-cell>
          <table:table-cell office:value-type="float" office:value="58831" table:style-name="ce38">
            <text:p>58.831</text:p>
          </table:table-cell>
          <table:table-cell office:value-type="percentage" office:value="0.72326379070825286" table:style-name="ce39">
            <text:p>72,3%</text:p>
          </table:table-cell>
          <table:table-cell office:value-type="float" office:value="48067" table:style-name="ce38">
            <text:p>48.067</text:p>
          </table:table-cell>
          <table:table-cell office:value-type="percentage" office:value="0.70554992880942946" table:style-name="ce39">
            <text:p>70,6%</text:p>
          </table:table-cell>
          <table:table-cell office:value-type="float" office:value="34405" table:style-name="ce38">
            <text:p>34.405</text:p>
          </table:table-cell>
          <table:table-cell office:value-type="percentage" office:value="0.6101475491239271" table:style-name="ce39">
            <text:p>61,0%</text:p>
          </table:table-cell>
          <table:table-cell office:value-type="float" office:value="491886" table:style-name="ce38">
            <text:p>491.88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4610409492323091" table:style-name="ce39">
            <text:p>84,6%</text:p>
          </table:table-cell>
          <table:table-cell office:value-type="percentage" office:value="0.74393259497547626" table:style-name="ce39">
            <text:p>74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645" table:style-name="ce38">
            <text:p>161.645</text:p>
          </table:table-cell>
          <table:table-cell office:value-type="percentage" office:value="1.0233934789490344" table:style-name="ce39">
            <text:p>102,3%</text:p>
          </table:table-cell>
          <table:table-cell office:value-type="float" office:value="211831" table:style-name="ce38">
            <text:p>211.831</text:p>
          </table:table-cell>
          <table:table-cell office:value-type="percentage" office:value="0.99413368625076848" table:style-name="ce39">
            <text:p>99,4%</text:p>
          </table:table-cell>
          <table:table-cell office:value-type="float" office:value="272507" table:style-name="ce38">
            <text:p>272.507</text:p>
          </table:table-cell>
          <table:table-cell office:value-type="percentage" office:value="0.97282583473452355" table:style-name="ce39">
            <text:p>97,3%</text:p>
          </table:table-cell>
          <table:table-cell office:value-type="float" office:value="317633" table:style-name="ce38">
            <text:p>317.633</text:p>
          </table:table-cell>
          <table:table-cell office:value-type="percentage" office:value="0.93427790703488767" table:style-name="ce39">
            <text:p>93,4%</text:p>
          </table:table-cell>
          <table:table-cell office:value-type="float" office:value="310366" table:style-name="ce38">
            <text:p>310.366</text:p>
          </table:table-cell>
          <table:table-cell office:value-type="percentage" office:value="0.85704975796185379" table:style-name="ce39">
            <text:p>85,7%</text:p>
          </table:table-cell>
          <table:table-cell office:value-type="float" office:value="178339" table:style-name="ce38">
            <text:p>178.339</text:p>
          </table:table-cell>
          <table:table-cell office:value-type="percentage" office:value="0.68448970035656298" table:style-name="ce39">
            <text:p>68,4%</text:p>
          </table:table-cell>
          <table:table-cell office:value-type="float" office:value="122437" table:style-name="ce38">
            <text:p>122.437</text:p>
          </table:table-cell>
          <table:table-cell office:value-type="percentage" office:value="0.60752528109400894" table:style-name="ce39">
            <text:p>60,8%</text:p>
          </table:table-cell>
          <table:table-cell office:value-type="float" office:value="80638" table:style-name="ce38">
            <text:p>80.638</text:p>
          </table:table-cell>
          <table:table-cell office:value-type="percentage" office:value="0.47826293251722951" table:style-name="ce39">
            <text:p>47,8%</text:p>
          </table:table-cell>
          <table:table-cell office:value-type="float" office:value="1655396" table:style-name="ce38">
            <text:p>1.655.39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3439695596093233" table:style-name="ce39">
            <text:p>83,4%</text:p>
          </table:table-cell>
          <table:table-cell office:value-type="percentage" office:value="0.74550462417541241" table:style-name="ce39">
            <text:p>74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7" table:style-name="ce38">
            <text:p>2.357</text:p>
          </table:table-cell>
          <table:table-cell office:value-type="percentage" office:value="0.90479846449136281" table:style-name="ce39">
            <text:p>90,5%</text:p>
          </table:table-cell>
          <table:table-cell office:value-type="float" office:value="3837" table:style-name="ce38">
            <text:p>3.837</text:p>
          </table:table-cell>
          <table:table-cell office:value-type="percentage" office:value="0.88860583603520149" table:style-name="ce39">
            <text:p>88,9%</text:p>
          </table:table-cell>
          <table:table-cell office:value-type="float" office:value="7355" table:style-name="ce38">
            <text:p>7.355</text:p>
          </table:table-cell>
          <table:table-cell office:value-type="percentage" office:value="0.93610792923507702" table:style-name="ce39">
            <text:p>93,6%</text:p>
          </table:table-cell>
          <table:table-cell office:value-type="float" office:value="10116" table:style-name="ce38">
            <text:p>10.116</text:p>
          </table:table-cell>
          <table:table-cell office:value-type="percentage" office:value="0.87538940809968846" table:style-name="ce39">
            <text:p>87,5%</text:p>
          </table:table-cell>
          <table:table-cell office:value-type="float" office:value="10334" table:style-name="ce38">
            <text:p>10.334</text:p>
          </table:table-cell>
          <table:table-cell office:value-type="percentage" office:value="0.81743395032431576" table:style-name="ce39">
            <text:p>81,7%</text:p>
          </table:table-cell>
          <table:table-cell office:value-type="float" office:value="7981" table:style-name="ce38">
            <text:p>7.981</text:p>
          </table:table-cell>
          <table:table-cell office:value-type="percentage" office:value="0.67101059357659321" table:style-name="ce39">
            <text:p>67,1%</text:p>
          </table:table-cell>
          <table:table-cell office:value-type="float" office:value="7202" table:style-name="ce38">
            <text:p>7.202</text:p>
          </table:table-cell>
          <table:table-cell office:value-type="percentage" office:value="0.65669736482173791" table:style-name="ce39">
            <text:p>65,7%</text:p>
          </table:table-cell>
          <table:table-cell office:value-type="float" office:value="5154" table:style-name="ce38">
            <text:p>5.154</text:p>
          </table:table-cell>
          <table:table-cell office:value-type="percentage" office:value="0.56476002629848787" table:style-name="ce39">
            <text:p>56,5%</text:p>
          </table:table-cell>
          <table:table-cell office:value-type="float" office:value="54336" table:style-name="ce38">
            <text:p>54.33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6567321919255971" table:style-name="ce39">
            <text:p>76,6%</text:p>
          </table:table-cell>
          <table:table-cell office:value-type="percentage" office:value="0.64530533716538796" table:style-name="ce39">
            <text:p>64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9" table:style-name="ce38">
            <text:p>1.949</text:p>
          </table:table-cell>
          <table:table-cell office:value-type="percentage" office:value="0.82971477224350787" table:style-name="ce39">
            <text:p>83,0%</text:p>
          </table:table-cell>
          <table:table-cell office:value-type="float" office:value="3211" table:style-name="ce38">
            <text:p>3.211</text:p>
          </table:table-cell>
          <table:table-cell office:value-type="percentage" office:value="0.85672358591248665" table:style-name="ce39">
            <text:p>85,7%</text:p>
          </table:table-cell>
          <table:table-cell office:value-type="float" office:value="6897" table:style-name="ce38">
            <text:p>6.897</text:p>
          </table:table-cell>
          <table:table-cell office:value-type="percentage" office:value="0.88118052893829057" table:style-name="ce39">
            <text:p>88,1%</text:p>
          </table:table-cell>
          <table:table-cell office:value-type="float" office:value="9290" table:style-name="ce38">
            <text:p>9.290</text:p>
          </table:table-cell>
          <table:table-cell office:value-type="percentage" office:value="0.82219665457120095" table:style-name="ce39">
            <text:p>82,2%</text:p>
          </table:table-cell>
          <table:table-cell office:value-type="float" office:value="9502" table:style-name="ce38">
            <text:p>9.502</text:p>
          </table:table-cell>
          <table:table-cell office:value-type="percentage" office:value="0.79170138310281624" table:style-name="ce39">
            <text:p>79,2%</text:p>
          </table:table-cell>
          <table:table-cell office:value-type="float" office:value="7706" table:style-name="ce38">
            <text:p>7.706</text:p>
          </table:table-cell>
          <table:table-cell office:value-type="percentage" office:value="0.63512733866315008" table:style-name="ce39">
            <text:p>63,5%</text:p>
          </table:table-cell>
          <table:table-cell office:value-type="float" office:value="7098" table:style-name="ce38">
            <text:p>7.098</text:p>
          </table:table-cell>
          <table:table-cell office:value-type="percentage" office:value="0.59174656106711132" table:style-name="ce39">
            <text:p>59,2%</text:p>
          </table:table-cell>
          <table:table-cell office:value-type="float" office:value="5349" table:style-name="ce38">
            <text:p>5.349</text:p>
          </table:table-cell>
          <table:table-cell office:value-type="percentage" office:value="0.55870064758721538" table:style-name="ce39">
            <text:p>55,9%</text:p>
          </table:table-cell>
          <table:table-cell office:value-type="float" office:value="51002" table:style-name="ce38">
            <text:p>51.00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1907736123056099" table:style-name="ce39">
            <text:p>71,9%</text:p>
          </table:table-cell>
          <table:table-cell office:value-type="percentage" office:value="0.58571822316137623" table:style-name="ce39">
            <text:p>58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407" table:style-name="ce38">
            <text:p>3.407</text:p>
          </table:table-cell>
          <table:table-cell office:value-type="string" table:style-name="ce39">
            <text:p>-</text:p>
          </table:table-cell>
          <table:table-cell office:value-type="float" office:value="9055" table:style-name="ce38">
            <text:p>9.055</text:p>
          </table:table-cell>
          <table:table-cell office:value-type="string" table:style-name="ce39">
            <text:p>-</text:p>
          </table:table-cell>
          <table:table-cell office:value-type="float" office:value="20794" table:style-name="ce38">
            <text:p>20.794</text:p>
          </table:table-cell>
          <table:table-cell office:value-type="string" table:style-name="ce39">
            <text:p>-</text:p>
          </table:table-cell>
          <table:table-cell office:value-type="float" office:value="29742" table:style-name="ce38">
            <text:p>29.742</text:p>
          </table:table-cell>
          <table:table-cell office:value-type="string" table:style-name="ce39">
            <text:p>-</text:p>
          </table:table-cell>
          <table:table-cell office:value-type="float" office:value="22233" table:style-name="ce38">
            <text:p>22.233</text:p>
          </table:table-cell>
          <table:table-cell office:value-type="string" table:style-name="ce39">
            <text:p>-</text:p>
          </table:table-cell>
          <table:table-cell office:value-type="float" office:value="852" table:style-name="ce38">
            <text:p>852</text:p>
          </table:table-cell>
          <table:table-cell office:value-type="string" table:style-name="ce39">
            <text:p>-</text:p>
          </table:table-cell>
          <table:table-cell office:value-type="float" office:value="86125" table:style-name="ce38">
            <text:p>86.12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8" table:style-name="ce41">
            <text:p>18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8" table:style-name="ce41">
            <text:p>158</text:p>
          </table:table-cell>
          <table:table-cell office:value-type="string" table:style-name="ce42">
            <text:p>-</text:p>
          </table:table-cell>
          <table:table-cell office:value-type="float" office:value="477" table:style-name="ce41">
            <text:p>477</text:p>
          </table:table-cell>
          <table:table-cell office:value-type="string" table:style-name="ce42">
            <text:p>-</text:p>
          </table:table-cell>
          <table:table-cell office:value-type="float" office:value="879" table:style-name="ce41">
            <text:p>879</text:p>
          </table:table-cell>
          <table:table-cell office:value-type="string" table:style-name="ce42">
            <text:p>-</text:p>
          </table:table-cell>
          <table:table-cell office:value-type="float" office:value="958" table:style-name="ce41">
            <text:p>958</text:p>
          </table:table-cell>
          <table:table-cell office:value-type="string" table:style-name="ce42">
            <text:p>-</text:p>
          </table:table-cell>
          <table:table-cell office:value-type="float" office:value="865" table:style-name="ce41">
            <text:p>865</text:p>
          </table:table-cell>
          <table:table-cell office:value-type="string" table:style-name="ce42">
            <text:p>-</text:p>
          </table:table-cell>
          <table:table-cell office:value-type="float" office:value="86" table:style-name="ce41">
            <text:p>86</text:p>
          </table:table-cell>
          <table:table-cell office:value-type="string" table:style-name="ce42">
            <text:p>-</text:p>
          </table:table-cell>
          <table:table-cell office:value-type="float" office:value="3461" table:style-name="ce41">
            <text:p>3.46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4878" table:style-name="ce45">
            <text:p>2.894.878</text:p>
          </table:table-cell>
          <table:table-cell office:value-type="percentage" office:value="1" table:style-name="ce46">
            <text:p>100,0%</text:p>
          </table:table-cell>
          <table:table-cell office:value-type="float" office:value="3904798" table:style-name="ce45">
            <text:p>3.904.798</text:p>
          </table:table-cell>
          <table:table-cell office:value-type="percentage" office:value="0.98604889590901112" table:style-name="ce46">
            <text:p>98,6%</text:p>
          </table:table-cell>
          <table:table-cell office:value-type="float" office:value="5141389" table:style-name="ce45">
            <text:p>5.141.389</text:p>
          </table:table-cell>
          <table:table-cell office:value-type="percentage" office:value="0.96335066271487313" table:style-name="ce46">
            <text:p>96,3%</text:p>
          </table:table-cell>
          <table:table-cell office:value-type="float" office:value="6525570" table:style-name="ce45">
            <text:p>6.525.570</text:p>
          </table:table-cell>
          <table:table-cell office:value-type="percentage" office:value="0.92780976684364369" table:style-name="ce46">
            <text:p>92,8%</text:p>
          </table:table-cell>
          <table:table-cell office:value-type="float" office:value="6684654" table:style-name="ce45">
            <text:p>6.684.654</text:p>
          </table:table-cell>
          <table:table-cell office:value-type="percentage" office:value="0.84704470004512311" table:style-name="ce46">
            <text:p>84,7%</text:p>
          </table:table-cell>
          <table:table-cell office:value-type="float" office:value="4390352" table:style-name="ce45">
            <text:p>4.390.352</text:p>
          </table:table-cell>
          <table:table-cell office:value-type="percentage" office:value="0.70466581375233672" table:style-name="ce46">
            <text:p>70,5%</text:p>
          </table:table-cell>
          <table:table-cell office:value-type="float" office:value="3322419" table:style-name="ce45">
            <text:p>3.322.419</text:p>
          </table:table-cell>
          <table:table-cell office:value-type="percentage" office:value="0.67192333516696867" table:style-name="ce46">
            <text:p>67,2%</text:p>
          </table:table-cell>
          <table:table-cell office:value-type="float" office:value="2039742" table:style-name="ce45">
            <text:p>2.039.742</text:p>
          </table:table-cell>
          <table:table-cell office:value-type="percentage" office:value="0.5245324513216032" table:style-name="ce46">
            <text:p>52,5%</text:p>
          </table:table-cell>
          <table:table-cell office:value-type="float" office:value="34903802" table:style-name="ce45">
            <text:p>34.903.802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2867866480078367" table:style-name="ce46">
            <text:p>82,9%</text:p>
          </table:table-cell>
          <table:table-cell office:value-type="percentage" office:value="0.73557886648685233" table:style-name="ce46">
            <text:p>73,6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09T15:26:37Z</meta:creation-date>
    <dc:date>2021-09-09T15:27:02Z</dc:date>
  </office:meta>
</office:document-meta>
</file>